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Footnote">
      <style:text-properties officeooo:rsid="0004411e" officeooo:paragraph-rsid="0004411e"/>
    </style:style>
    <style:style style:name="P3" style:family="paragraph" style:parent-style-name="Standard">
      <style:paragraph-properties fo:line-height="150%" fo:text-align="justify" style:justify-single-word="false"/>
      <style:text-properties style:font-name="Times New Roman" officeooo:rsid="000e2555" officeooo:paragraph-rsid="00124fa0"/>
    </style:style>
    <style:style style:name="P4" style:family="paragraph" style:parent-style-name="Standard">
      <style:paragraph-properties fo:line-height="150%" fo:text-align="justify" style:justify-single-word="false"/>
      <style:text-properties style:font-name="Times New Roman" officeooo:rsid="000ea352" officeooo:paragraph-rsid="00266712"/>
    </style:style>
    <style:style style:name="P5" style:family="paragraph" style:parent-style-name="Standard">
      <style:paragraph-properties fo:line-height="150%" fo:text-align="justify" style:justify-single-word="false"/>
      <style:text-properties style:font-name="Times New Roman" officeooo:rsid="000ea352" officeooo:paragraph-rsid="00124fa0"/>
    </style:style>
    <style:style style:name="P6" style:family="paragraph" style:parent-style-name="Standard">
      <style:paragraph-properties fo:line-height="150%" fo:text-align="justify" style:justify-single-word="false"/>
      <style:text-properties style:font-name="Times New Roman" officeooo:rsid="001acde6" officeooo:paragraph-rsid="00124fa0"/>
    </style:style>
    <style:style style:name="P7" style:family="paragraph" style:parent-style-name="Standard">
      <style:paragraph-properties fo:line-height="150%" fo:text-align="justify" style:justify-single-word="false"/>
      <style:text-properties style:font-name="Times New Roman" officeooo:rsid="00445bcc" officeooo:paragraph-rsid="00445bcc"/>
    </style:style>
    <style:style style:name="P8" style:family="paragraph" style:parent-style-name="Standard">
      <style:paragraph-properties fo:line-height="150%" fo:text-align="justify" style:justify-single-word="false"/>
      <style:text-properties style:font-name="Times New Roman" officeooo:rsid="0046a5f9" officeooo:paragraph-rsid="0046a5f9"/>
    </style:style>
    <style:style style:name="P9" style:family="paragraph" style:parent-style-name="Standard">
      <style:paragraph-properties fo:line-height="150%" fo:text-align="justify" style:justify-single-word="false"/>
      <style:text-properties style:font-name="Times New Roman" officeooo:rsid="0048f999" officeooo:paragraph-rsid="0048f999"/>
    </style:style>
    <style:style style:name="P10" style:family="paragraph" style:parent-style-name="Standard">
      <style:paragraph-properties fo:line-height="150%" fo:text-align="justify" style:justify-single-word="false"/>
      <style:text-properties style:font-name="Times New Roman" officeooo:rsid="000fc517" officeooo:paragraph-rsid="002a0788"/>
    </style:style>
    <style:style style:name="P11" style:family="paragraph" style:parent-style-name="Standard">
      <style:paragraph-properties fo:line-height="150%" fo:text-align="justify" style:justify-single-word="false"/>
      <style:text-properties style:font-name="Times New Roman" officeooo:rsid="0001706f" officeooo:paragraph-rsid="001c6be6"/>
    </style:style>
    <style:style style:name="P12" style:family="paragraph" style:parent-style-name="Standard">
      <style:paragraph-properties fo:line-height="150%" fo:text-align="justify" style:justify-single-word="false"/>
      <style:text-properties style:font-name="Times New Roman" fo:font-size="12pt" fo:font-style="normal" officeooo:rsid="0001706f" officeooo:paragraph-rsid="001c6be6" style:font-size-asian="12pt" style:font-style-asian="normal" style:font-size-complex="12pt" style:font-style-complex="normal"/>
    </style:style>
    <style:style style:name="P13" style:family="paragraph" style:parent-style-name="Standard">
      <style:paragraph-properties fo:line-height="150%" fo:text-align="justify" style:justify-single-word="false"/>
      <style:text-properties style:font-name="Times New Roman" fo:font-size="12pt" fo:font-style="normal" officeooo:rsid="0007a2b0" officeooo:paragraph-rsid="001c6be6" style:font-size-asian="12pt" style:font-style-asian="normal" style:font-size-complex="12pt" style:font-style-complex="normal"/>
    </style:style>
    <style:style style:name="P14" style:family="paragraph" style:parent-style-name="Standard">
      <style:paragraph-properties fo:line-height="150%" fo:text-align="justify" style:justify-single-word="false"/>
      <style:text-properties style:font-name="Times New Roman" fo:font-size="12pt" fo:font-style="normal" officeooo:rsid="0008445d" officeooo:paragraph-rsid="001c6be6" style:font-size-asian="12pt" style:font-style-asian="normal" style:font-size-complex="12pt" style:font-style-complex="normal"/>
    </style:style>
    <style:style style:name="P15" style:family="paragraph" style:parent-style-name="Standard">
      <style:paragraph-properties fo:line-height="150%" fo:text-align="justify" style:justify-single-word="false"/>
      <style:text-properties style:font-name="Times New Roman" fo:font-size="12pt" fo:font-style="normal" officeooo:rsid="000b2cf4" officeooo:paragraph-rsid="001c6be6" style:font-size-asian="12pt" style:font-style-asian="normal" style:font-size-complex="12pt" style:font-style-complex="normal"/>
    </style:style>
    <style:style style:name="P16" style:family="paragraph" style:parent-style-name="Standard">
      <style:paragraph-properties fo:line-height="150%" fo:text-align="justify" style:justify-single-word="false"/>
      <style:text-properties style:font-name="Times New Roman" fo:font-size="12pt" fo:font-style="normal" style:text-underline-style="none" officeooo:rsid="0017b774" officeooo:paragraph-rsid="00124fa0" style:font-size-asian="12pt" style:font-style-asian="normal" style:font-size-complex="12pt" style:font-style-complex="normal"/>
    </style:style>
    <style:style style:name="P17" style:family="paragraph" style:parent-style-name="Standard">
      <style:paragraph-properties fo:line-height="150%" fo:text-align="justify" style:justify-single-word="false"/>
      <style:text-properties style:font-name="Times New Roman" fo:font-size="12pt" fo:font-style="normal" style:text-underline-style="none" officeooo:rsid="0017b774" officeooo:paragraph-rsid="00682415" style:font-size-asian="12pt" style:font-style-asian="normal" style:font-size-complex="12pt" style:font-style-complex="normal"/>
    </style:style>
    <style:style style:name="P18" style:family="paragraph" style:parent-style-name="Standard">
      <style:paragraph-properties fo:line-height="150%" fo:text-align="justify" style:justify-single-word="false"/>
      <style:text-properties style:font-name="Times New Roman" fo:font-size="12pt" fo:font-style="normal" style:text-underline-style="none" officeooo:rsid="001fc8c5" officeooo:paragraph-rsid="00124fa0" style:font-size-asian="12pt" style:font-style-asian="normal" style:font-size-complex="12pt" style:font-style-complex="normal"/>
    </style:style>
    <style:style style:name="P19" style:family="paragraph" style:parent-style-name="Standard">
      <style:paragraph-properties fo:line-height="150%" fo:text-align="justify" style:justify-single-word="false"/>
      <style:text-properties style:font-name="Times New Roman" fo:font-size="12pt" fo:font-style="normal" style:text-underline-style="none" officeooo:rsid="002411a9" officeooo:paragraph-rsid="00124fa0" style:font-size-asian="12pt" style:font-style-asian="normal" style:font-size-complex="12pt" style:font-style-complex="normal"/>
    </style:style>
    <style:style style:name="P20" style:family="paragraph" style:parent-style-name="Standard">
      <style:paragraph-properties fo:line-height="150%" fo:text-align="justify" style:justify-single-word="false"/>
      <style:text-properties style:font-name="Times New Roman" fo:font-size="12pt" fo:font-style="normal" style:text-underline-style="none" officeooo:rsid="001cce1f" officeooo:paragraph-rsid="00682415" style:font-size-asian="12pt" style:font-style-asian="normal" style:font-size-complex="12pt" style:font-style-complex="normal"/>
    </style:style>
    <style:style style:name="P21" style:family="paragraph" style:parent-style-name="Standard">
      <style:paragraph-properties fo:line-height="150%" fo:text-align="justify" style:justify-single-word="false"/>
      <style:text-properties style:font-name="Times New Roman" fo:font-size="12pt" fo:font-style="italic" officeooo:rsid="000b2cf4" officeooo:paragraph-rsid="001c6be6" style:font-size-asian="12pt" style:font-style-asian="italic" style:font-size-complex="12pt" style:font-style-complex="italic"/>
    </style:style>
    <style:style style:name="P22" style:family="paragraph" style:parent-style-name="Standard">
      <style:paragraph-properties fo:line-height="150%" fo:text-align="justify" style:justify-single-word="false"/>
      <style:text-properties style:font-name="Times New Roman" fo:font-size="12pt" fo:font-style="italic" style:text-underline-style="none" officeooo:rsid="001fc8c5" officeooo:paragraph-rsid="00124fa0" style:font-size-asian="12pt" style:font-style-asian="italic" style:font-size-complex="12pt" style:font-style-complex="italic"/>
    </style:style>
    <style:style style:name="P23" style:family="paragraph" style:parent-style-name="Standard">
      <style:paragraph-properties fo:line-height="150%" fo:text-align="justify" style:justify-single-word="false"/>
      <style:text-properties style:font-name="Times New Roman" fo:font-size="12pt" fo:font-style="italic" style:text-underline-style="none" officeooo:rsid="002411a9" officeooo:paragraph-rsid="00124fa0" style:font-size-asian="12pt" style:font-style-asian="italic" style:font-size-complex="12pt" style:font-style-complex="italic"/>
    </style:style>
    <style:style style:name="P24" style:family="paragraph" style:parent-style-name="Standard">
      <style:paragraph-properties fo:line-height="150%" fo:text-align="justify" style:justify-single-word="false"/>
      <style:text-properties style:font-name="Times New Roman" officeooo:rsid="0017b774" officeooo:paragraph-rsid="00124fa0"/>
    </style:style>
    <style:style style:name="P25" style:family="paragraph" style:parent-style-name="Standard">
      <style:paragraph-properties fo:line-height="150%" fo:text-align="justify" style:justify-single-word="false"/>
      <style:text-properties style:font-name="Times New Roman" officeooo:rsid="002411a9" officeooo:paragraph-rsid="00124fa0"/>
    </style:style>
    <style:style style:name="P26" style:family="paragraph" style:parent-style-name="Standard">
      <style:paragraph-properties fo:line-height="150%" fo:text-align="justify" style:justify-single-word="false"/>
      <style:text-properties style:font-name="Times New Roman" officeooo:rsid="0037c1b9" officeooo:paragraph-rsid="00124fa0"/>
    </style:style>
    <style:style style:name="P27" style:family="paragraph" style:parent-style-name="Standard">
      <style:paragraph-properties fo:line-height="150%" fo:text-align="justify" style:justify-single-word="false"/>
      <style:text-properties style:font-name="Times New Roman" officeooo:rsid="0014a75e" officeooo:paragraph-rsid="003d1e8d"/>
    </style:style>
    <style:style style:name="P28" style:family="paragraph" style:parent-style-name="Standard">
      <style:paragraph-properties fo:line-height="150%" fo:text-align="justify" style:justify-single-word="false"/>
      <style:text-properties style:font-name="Times New Roman" officeooo:rsid="003d1e8d" officeooo:paragraph-rsid="003d1e8d"/>
    </style:style>
    <style:style style:name="P29" style:family="paragraph" style:parent-style-name="Standard">
      <style:paragraph-properties fo:line-height="150%" fo:text-align="justify" style:justify-single-word="false"/>
      <style:text-properties style:font-name="Times New Roman" officeooo:rsid="00407e52" officeooo:paragraph-rsid="00407e52"/>
    </style:style>
    <style:style style:name="P30" style:family="paragraph" style:parent-style-name="Standard">
      <style:paragraph-properties fo:line-height="150%" fo:text-align="justify" style:justify-single-word="false"/>
      <style:text-properties style:font-name="Times New Roman" officeooo:rsid="0018b090" officeooo:paragraph-rsid="004613f2"/>
    </style:style>
    <style:style style:name="P31" style:family="paragraph" style:parent-style-name="Standard">
      <style:paragraph-properties fo:line-height="150%" fo:text-align="justify" style:justify-single-word="false"/>
      <style:text-properties style:font-name="Times New Roman" officeooo:rsid="004613f2" officeooo:paragraph-rsid="004613f2"/>
    </style:style>
    <style:style style:name="P32" style:family="paragraph" style:parent-style-name="Standard">
      <style:paragraph-properties fo:line-height="150%" fo:text-align="justify" style:justify-single-word="false"/>
      <style:text-properties style:font-name="Times New Roman" fo:font-style="italic" officeooo:rsid="00202451" officeooo:paragraph-rsid="004613f2" style:font-style-asian="italic" style:font-style-complex="italic"/>
    </style:style>
    <style:style style:name="P33" style:family="paragraph" style:parent-style-name="Standard">
      <style:paragraph-properties fo:line-height="150%" fo:text-align="justify" style:justify-single-word="false"/>
      <style:text-properties style:font-name="Times New Roman" fo:font-style="italic" officeooo:rsid="002119a2" officeooo:paragraph-rsid="004613f2" style:font-style-asian="italic" style:font-style-complex="italic"/>
    </style:style>
    <style:style style:name="P34" style:family="paragraph" style:parent-style-name="Standard">
      <style:paragraph-properties fo:line-height="150%" fo:text-align="justify" style:justify-single-word="false"/>
      <style:text-properties style:font-name="Times New Roman" fo:font-style="italic" officeooo:rsid="0022c479" officeooo:paragraph-rsid="004613f2" style:font-style-asian="italic" style:font-style-complex="italic"/>
    </style:style>
    <style:style style:name="P35" style:family="paragraph" style:parent-style-name="Standard">
      <style:paragraph-properties fo:line-height="150%" fo:text-align="justify" style:justify-single-word="false"/>
      <style:text-properties style:font-name="Times New Roman" fo:font-style="italic" officeooo:rsid="001656cc" officeooo:paragraph-rsid="004887d4" style:font-style-asian="italic" style:font-style-complex="italic"/>
    </style:style>
    <style:style style:name="P36" style:family="paragraph" style:parent-style-name="Standard">
      <style:paragraph-properties fo:line-height="150%" fo:text-align="justify" style:justify-single-word="false"/>
      <style:text-properties style:font-name="Times New Roman" fo:font-style="italic" officeooo:rsid="000aa14d" officeooo:paragraph-rsid="00526f0f" style:font-style-asian="italic" style:font-style-complex="italic"/>
    </style:style>
    <style:style style:name="P37" style:family="paragraph" style:parent-style-name="Standard">
      <style:paragraph-properties fo:line-height="150%" fo:text-align="justify" style:justify-single-word="false"/>
      <style:text-properties style:font-name="Times New Roman" officeooo:rsid="00202451" officeooo:paragraph-rsid="004613f2"/>
    </style:style>
    <style:style style:name="P38" style:family="paragraph" style:parent-style-name="Standard">
      <style:paragraph-properties fo:line-height="150%" fo:text-align="justify" style:justify-single-word="false"/>
      <style:text-properties style:font-name="Times New Roman" officeooo:rsid="002119a2" officeooo:paragraph-rsid="004613f2"/>
    </style:style>
    <style:style style:name="P39" style:family="paragraph" style:parent-style-name="Standard">
      <style:paragraph-properties fo:line-height="150%" fo:text-align="justify" style:justify-single-word="false"/>
      <style:text-properties style:font-name="Times New Roman" officeooo:rsid="0022c479" officeooo:paragraph-rsid="004613f2"/>
    </style:style>
    <style:style style:name="P40" style:family="paragraph" style:parent-style-name="Standard">
      <style:paragraph-properties fo:line-height="150%" fo:text-align="justify" style:justify-single-word="false"/>
      <style:text-properties style:font-name="Times New Roman" officeooo:rsid="001202fb" officeooo:paragraph-rsid="004887d4"/>
    </style:style>
    <style:style style:name="P41" style:family="paragraph" style:parent-style-name="Standard">
      <style:paragraph-properties fo:line-height="150%" fo:text-align="justify" style:justify-single-word="false"/>
      <style:text-properties style:font-name="Times New Roman" officeooo:rsid="004887d4" officeooo:paragraph-rsid="004887d4"/>
    </style:style>
    <style:style style:name="P42" style:family="paragraph" style:parent-style-name="Standard">
      <style:paragraph-properties fo:line-height="150%" fo:text-align="justify" style:justify-single-word="false"/>
      <style:text-properties style:font-name="Times New Roman" officeooo:rsid="001656cc" officeooo:paragraph-rsid="004887d4"/>
    </style:style>
    <style:style style:name="P43" style:family="paragraph" style:parent-style-name="Standard">
      <style:paragraph-properties fo:line-height="150%" fo:text-align="justify" style:justify-single-word="false"/>
      <style:text-properties style:font-name="Times New Roman" officeooo:rsid="004ab238" officeooo:paragraph-rsid="004ab238"/>
    </style:style>
    <style:style style:name="P44" style:family="paragraph" style:parent-style-name="Standard">
      <style:paragraph-properties fo:line-height="150%" fo:text-align="justify" style:justify-single-word="false"/>
      <style:text-properties style:font-name="Times New Roman" officeooo:rsid="000aa14d" officeooo:paragraph-rsid="00526f0f"/>
    </style:style>
    <style:style style:name="P45" style:family="paragraph" style:parent-style-name="Standard">
      <style:paragraph-properties fo:line-height="150%" fo:text-align="justify" style:justify-single-word="false"/>
      <style:text-properties style:font-name="Times New Roman" fo:font-size="13pt" fo:font-style="italic" officeooo:rsid="00526f0f" officeooo:paragraph-rsid="00526f0f" style:font-size-asian="13pt" style:font-style-asian="italic" style:font-size-complex="13pt" style:font-style-complex="italic"/>
    </style:style>
    <style:style style:name="P46" style:family="paragraph" style:parent-style-name="Standard">
      <style:paragraph-properties fo:line-height="150%" fo:text-align="justify" style:justify-single-word="false"/>
      <style:text-properties style:font-name="Times New Roman" fo:font-size="13pt" fo:font-style="italic" fo:font-weight="normal" officeooo:rsid="0048f999" officeooo:paragraph-rsid="0048f999" style:font-size-asian="13pt" style:font-style-asian="italic" style:font-weight-asian="normal" style:font-size-complex="13pt" style:font-style-complex="italic" style:font-weight-complex="normal"/>
    </style:style>
    <style:style style:name="P47" style:family="paragraph" style:parent-style-name="Standard">
      <style:paragraph-properties fo:line-height="150%" fo:text-align="justify" style:justify-single-word="false"/>
      <style:text-properties style:font-name="Times New Roman" fo:font-size="13pt" fo:font-style="italic" fo:font-weight="normal" officeooo:rsid="004dd175" officeooo:paragraph-rsid="004dd175" style:font-size-asian="13pt" style:font-style-asian="italic" style:font-weight-asian="normal" style:font-size-complex="13pt" style:font-style-complex="italic" style:font-weight-complex="normal"/>
    </style:style>
    <style:style style:name="P48" style:family="paragraph" style:parent-style-name="Standard">
      <style:paragraph-properties fo:line-height="150%" fo:text-align="justify" style:justify-single-word="false"/>
      <style:text-properties style:font-name="Times New Roman" fo:font-size="13pt" fo:font-style="italic" fo:font-weight="normal" officeooo:rsid="004887d4" officeooo:paragraph-rsid="004887d4" style:font-size-asian="13pt" style:font-style-asian="italic" style:font-weight-asian="normal" style:font-size-complex="13pt" style:font-style-complex="italic" style:font-weight-complex="normal"/>
    </style:style>
    <style:style style:name="P49" style:family="paragraph" style:parent-style-name="Standard">
      <style:paragraph-properties fo:line-height="150%" fo:text-align="justify" style:justify-single-word="false"/>
      <style:text-properties style:font-name="Times New Roman" fo:font-size="13pt" fo:font-style="italic" fo:font-weight="normal" officeooo:rsid="0046a5f9" officeooo:paragraph-rsid="0046a5f9" style:font-size-asian="13pt" style:font-style-asian="italic" style:font-weight-asian="normal" style:font-size-complex="13pt" style:font-style-complex="italic" style:font-weight-complex="normal"/>
    </style:style>
    <style:style style:name="P50" style:family="paragraph" style:parent-style-name="Standard">
      <style:paragraph-properties fo:line-height="150%" fo:text-align="justify" style:justify-single-word="false"/>
      <style:text-properties style:font-name="Times New Roman" fo:font-size="13pt" fo:font-style="italic" fo:font-weight="normal" officeooo:rsid="004613f2" officeooo:paragraph-rsid="004613f2" style:font-size-asian="13pt" style:font-style-asian="italic" style:font-weight-asian="normal" style:font-size-complex="13pt" style:font-style-complex="italic" style:font-weight-complex="normal"/>
    </style:style>
    <style:style style:name="P51" style:family="paragraph" style:parent-style-name="Standard">
      <style:paragraph-properties fo:line-height="150%" fo:text-align="justify" style:justify-single-word="false"/>
      <style:text-properties style:font-name="Times New Roman" fo:font-size="13pt" fo:font-style="italic" fo:font-weight="normal" officeooo:rsid="00445bcc" officeooo:paragraph-rsid="00445bcc" style:font-size-asian="13pt" style:font-style-asian="italic" style:font-weight-asian="normal" style:font-size-complex="13pt" style:font-style-complex="italic" style:font-weight-complex="normal"/>
    </style:style>
    <style:style style:name="P52" style:family="paragraph" style:parent-style-name="Standard">
      <style:paragraph-properties fo:line-height="150%" fo:text-align="justify" style:justify-single-word="false"/>
      <style:text-properties style:font-name="Times New Roman" fo:font-size="13pt" fo:font-style="italic" fo:font-weight="normal" officeooo:rsid="003d1e8d" officeooo:paragraph-rsid="003d1e8d" style:font-size-asian="13pt" style:font-style-asian="italic" style:font-weight-asian="normal" style:font-size-complex="13pt" style:font-style-complex="italic" style:font-weight-complex="normal"/>
    </style:style>
    <style:style style:name="P53" style:family="paragraph" style:parent-style-name="Standard">
      <style:paragraph-properties fo:line-height="150%" fo:text-align="justify" style:justify-single-word="false"/>
      <style:text-properties style:font-name="Times New Roman" fo:font-size="13pt" fo:font-style="italic" fo:font-weight="normal" officeooo:rsid="00266712" officeooo:paragraph-rsid="00124fa0" style:font-size-asian="13pt" style:font-style-asian="italic" style:font-weight-asian="normal" style:font-size-complex="13pt" style:font-style-complex="italic" style:font-weight-complex="normal"/>
    </style:style>
    <style:style style:name="P54" style:family="paragraph" style:parent-style-name="Standard">
      <style:paragraph-properties fo:line-height="150%" fo:text-align="justify" style:justify-single-word="false"/>
      <style:text-properties style:font-name="Times New Roman" fo:font-size="13pt" fo:font-style="italic" fo:font-weight="normal" officeooo:rsid="002a0788" officeooo:paragraph-rsid="002a0788" style:font-size-asian="13pt" style:font-style-asian="italic" style:font-weight-asian="normal" style:font-size-complex="13pt" style:font-style-complex="italic" style:font-weight-complex="normal"/>
    </style:style>
    <style:style style:name="P55" style:family="paragraph" style:parent-style-name="Standard">
      <style:paragraph-properties fo:line-height="150%" fo:text-align="justify" style:justify-single-word="false"/>
      <style:text-properties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56" style:family="paragraph" style:parent-style-name="Standard">
      <style:paragraph-properties fo:line-height="150%" fo:text-align="justify" style:justify-single-word="false"/>
      <style:text-properties style:font-name="Times New Roman" fo:font-size="13pt" fo:font-style="italic" style:text-underline-style="none" fo:font-weight="normal" officeooo:rsid="0037c1b9" officeooo:paragraph-rsid="00124fa0" style:font-size-asian="13pt" style:font-style-asian="italic" style:font-weight-asian="normal" style:font-size-complex="13pt" style:font-style-complex="italic" style:font-weight-complex="normal"/>
    </style:style>
    <style:style style:name="P57" style:family="paragraph" style:parent-style-name="Standard">
      <style:paragraph-properties fo:line-height="150%" fo:text-align="justify" style:justify-single-word="false"/>
      <style:text-properties style:font-name="Times New Roman" fo:font-size="13pt" fo:font-style="italic" style:text-underline-style="none" fo:font-weight="normal" officeooo:rsid="001c6be6" officeooo:paragraph-rsid="001c6be6" style:font-size-asian="13pt" style:font-style-asian="italic" style:font-weight-asian="normal" style:font-size-complex="13pt" style:font-style-complex="italic" style:font-weight-complex="normal"/>
    </style:style>
    <style:style style:name="P58" style:family="paragraph" style:parent-style-name="Standard">
      <style:paragraph-properties fo:line-height="150%" fo:text-align="justify" style:justify-single-word="false"/>
      <style:text-properties style:font-name="Times New Roman" officeooo:rsid="0000ee28" officeooo:paragraph-rsid="00526f0f"/>
    </style:style>
    <style:style style:name="P59" style:family="paragraph" style:parent-style-name="Standard">
      <style:paragraph-properties fo:line-height="150%" fo:text-align="center" style:justify-single-word="false"/>
      <style:text-properties fo:font-variant="small-caps" style:font-name="Times New Roman" fo:font-size="15pt" fo:font-style="normal" fo:font-weight="normal" officeooo:rsid="000fc517" officeooo:paragraph-rsid="002a0788" style:font-size-asian="15pt" style:font-style-asian="normal" style:font-weight-asian="normal" style:font-size-complex="15pt" style:font-style-complex="normal" style:font-weight-complex="normal"/>
    </style:style>
    <style:style style:name="P60" style:family="paragraph" style:parent-style-name="Standard">
      <style:paragraph-properties fo:line-height="150%" fo:text-align="center" style:justify-single-word="false"/>
      <style:text-properties fo:font-variant="small-caps" style:font-name="Times New Roman" fo:font-size="15pt" fo:font-style="normal" fo:font-weight="normal" officeooo:rsid="0018b090" officeooo:paragraph-rsid="004613f2" style:font-size-asian="15pt" style:font-style-asian="normal" style:font-weight-asian="normal" style:font-size-complex="15pt" style:font-style-complex="normal" style:font-weight-complex="normal"/>
    </style:style>
    <style:style style:name="P61" style:family="paragraph" style:parent-style-name="Standard">
      <style:paragraph-properties fo:line-height="150%" fo:text-align="center" style:justify-single-word="false"/>
      <style:text-properties fo:font-variant="small-caps" style:font-name="Times New Roman" fo:font-size="15pt" fo:font-style="normal" fo:font-weight="normal" officeooo:rsid="0000ee28" officeooo:paragraph-rsid="00526f0f" style:font-size-asian="15pt" style:font-style-asian="normal" style:font-weight-asian="normal" style:font-size-complex="15pt" style:font-style-complex="normal" style:font-weight-complex="normal"/>
    </style:style>
    <style:style style:name="P62" style:family="paragraph" style:parent-style-name="Standard">
      <style:paragraph-properties fo:line-height="150%" fo:text-align="center" style:justify-single-word="false"/>
      <style:text-properties fo:font-variant="small-caps" style:font-name="Times New Roman" fo:font-size="15pt" fo:font-style="normal" officeooo:rsid="0001706f" officeooo:paragraph-rsid="001c6be6" style:font-size-asian="15pt" style:font-style-asian="normal" style:font-size-complex="15pt" style:font-style-complex="normal"/>
    </style:style>
    <style:style style:name="P63" style:family="paragraph" style:parent-style-name="Standard">
      <style:paragraph-properties fo:line-height="150%" fo:text-align="center" style:justify-single-word="false"/>
      <style:text-properties fo:font-variant="small-caps" style:font-name="Times New Roman" fo:font-size="15pt" fo:font-style="normal" officeooo:rsid="0014a75e" officeooo:paragraph-rsid="003d1e8d" style:font-size-asian="15pt" style:font-style-asian="normal" style:font-size-complex="15pt" style:font-style-complex="normal"/>
    </style:style>
    <style:style style:name="P64" style:family="paragraph" style:parent-style-name="Standard">
      <style:paragraph-properties fo:line-height="150%" fo:text-align="center" style:justify-single-word="false"/>
      <style:text-properties fo:font-variant="small-caps" style:font-name="Times New Roman" fo:font-size="15pt" fo:font-style="normal" officeooo:rsid="001202fb" officeooo:paragraph-rsid="004887d4" style:font-size-asian="15pt" style:font-style-asian="normal" style:font-size-complex="15pt" style:font-style-complex="normal"/>
    </style:style>
    <style:style style:name="P65" style:family="paragraph" style:parent-style-name="Standard">
      <style:paragraph-properties fo:line-height="150%" fo:text-align="justify" style:justify-single-word="false"/>
      <style:text-properties style:font-name="Times New Roman1" fo:font-size="12pt" fo:font-style="italic" officeooo:rsid="0007a2b0" officeooo:paragraph-rsid="001c6be6" style:font-name-asian="Times New Roman1" style:font-size-asian="12pt" style:font-style-asian="italic" style:font-name-complex="Times New Roman1" style:font-size-complex="12pt" style:font-style-complex="italic"/>
    </style:style>
    <style:style style:name="P66" style:family="paragraph" style:parent-style-name="Standard">
      <style:paragraph-properties fo:line-height="150%" fo:text-align="justify" style:justify-single-word="false"/>
      <style:text-properties style:font-name="Times New Roman1" fo:font-size="12pt" fo:font-style="italic" officeooo:rsid="0008445d" officeooo:paragraph-rsid="001c6be6" style:font-name-asian="Times New Roman1" style:font-size-asian="12pt" style:font-style-asian="italic" style:font-name-complex="Times New Roman1" style:font-size-complex="12pt" style:font-style-complex="italic"/>
    </style:style>
    <style:style style:name="P67"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4e632" officeooo:paragraph-rsid="0025a4e8" style:font-size-asian="10.5pt" style:font-style-asian="normal" style:font-weight-asian="normal" style:font-size-complex="12pt" style:font-style-complex="normal" style:font-weight-complex="normal"/>
    </style:style>
    <style:style style:name="P68"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1c6be6" style:font-size-asian="10.5pt" style:font-style-asian="normal" style:font-weight-asian="normal" style:font-size-complex="12pt" style:font-style-complex="normal" style:font-weight-complex="normal"/>
    </style:style>
    <style:style style:name="P69"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23608a" style:font-size-asian="10.5pt" style:font-style-asian="normal" style:font-weight-asian="normal" style:font-size-complex="12pt" style:font-style-complex="normal" style:font-weight-complex="normal"/>
    </style:style>
    <style:style style:name="P70"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1c6be6" style:font-size-asian="12pt" style:font-style-asian="normal" style:font-weight-asian="normal" style:font-size-complex="12pt" style:font-style-complex="normal" style:font-weight-complex="normal"/>
    </style:style>
    <style:style style:name="P71"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3pt" fo:font-style="italic" style:text-underline-style="none" fo:font-weight="normal" officeooo:rsid="0028887d" officeooo:paragraph-rsid="0025a4e8" style:font-size-asian="13pt" style:font-style-asian="italic" style:font-weight-asian="normal" style:font-size-complex="13pt" style:font-style-complex="italic" style:font-weight-complex="normal"/>
    </style:style>
    <style:style style:name="P72"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73"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style:text-underline-style="none" officeooo:rsid="001bc85a" officeooo:paragraph-rsid="00124fa0" style:font-size-asian="10.5pt" style:font-style-asian="normal" style:font-size-complex="12pt" style:font-style-complex="normal"/>
    </style:style>
    <style:style style:name="P74"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officeooo:rsid="001a9aab" officeooo:paragraph-rsid="00124fa0" style:font-size-asian="12pt" style:font-style-asian="normal" style:font-size-complex="12pt" style:font-style-complex="normal"/>
    </style:style>
    <style:style style:name="P75"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officeooo:rsid="001c3aec" officeooo:paragraph-rsid="00124fa0" style:font-size-asian="12pt" style:font-style-asian="normal" style:font-size-complex="12pt" style:font-style-complex="normal"/>
    </style:style>
    <style:style style:name="P76"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officeooo:rsid="001d99e8" officeooo:paragraph-rsid="005fcc7a" style:font-size-asian="12pt" style:font-style-asian="normal" style:font-size-complex="12pt" style:font-style-complex="normal"/>
    </style:style>
    <style:style style:name="P77" style:family="paragraph" style:parent-style-name="Standard">
      <style:paragraph-properties fo:margin-top="0.101cm" fo:margin-bottom="0cm" style:contextual-spacing="false" fo:line-height="150%" fo:text-align="justify" style:justify-single-word="false"/>
      <style:text-properties style:font-name="Times New Roman" fo:font-style="normal" style:text-underline-style="none" fo:font-weight="normal" officeooo:rsid="00124fa0" officeooo:paragraph-rsid="00124fa0" style:font-style-asian="normal" style:font-weight-asian="normal" style:font-style-complex="normal" style:font-weight-complex="normal"/>
    </style:style>
    <style:style style:name="P78" style:family="paragraph" style:parent-style-name="Standard">
      <style:paragraph-properties fo:margin-top="0.101cm" fo:margin-bottom="0cm" style:contextual-spacing="false" fo:line-height="150%" fo:text-align="justify" style:justify-single-word="false"/>
      <style:text-properties style:font-name="Times New Roman" fo:font-style="italic" officeooo:rsid="001a9aab" officeooo:paragraph-rsid="00652187" style:font-style-asian="italic" style:font-style-complex="italic"/>
    </style:style>
    <style:style style:name="P79" style:family="paragraph" style:parent-style-name="Standard">
      <style:paragraph-properties fo:margin-top="0.101cm" fo:margin-bottom="0cm" style:contextual-spacing="false" fo:line-height="150%" fo:text-align="justify" style:justify-single-word="false"/>
      <style:text-properties style:font-name="Times New Roman" officeooo:rsid="001a00cf" officeooo:paragraph-rsid="00124fa0"/>
    </style:style>
    <style:style style:name="P80" style:family="paragraph" style:parent-style-name="Standard">
      <style:paragraph-properties fo:margin-top="0.101cm" fo:margin-bottom="0cm" style:contextual-spacing="false" fo:line-height="150%" fo:text-align="justify" style:justify-single-word="false"/>
      <style:text-properties style:font-name="Times New Roman" fo:font-size="13pt" fo:font-style="italic" fo:font-weight="normal" officeooo:rsid="00266712" officeooo:paragraph-rsid="00124fa0" style:font-size-asian="13pt" style:font-style-asian="italic" style:font-weight-asian="normal" style:font-size-complex="13pt" style:font-style-complex="italic" style:font-weight-complex="normal"/>
    </style:style>
    <style:style style:name="P81" style:family="paragraph" style:parent-style-name="Standard">
      <style:paragraph-properties fo:margin-top="0.101cm" fo:margin-bottom="0cm" style:contextual-spacing="false" fo:line-height="150%" fo:text-align="justify" style:justify-single-word="false"/>
      <style:text-properties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82" style:family="paragraph" style:parent-style-name="Standard">
      <style:paragraph-properties fo:margin-top="0.101cm" fo:margin-bottom="0cm" style:contextual-spacing="false" fo:line-height="150%" fo:text-align="justify" style:justify-single-word="false"/>
      <style:text-properties style:font-name="Times New Roman" fo:font-size="13pt" fo:font-style="italic" style:text-underline-style="none" fo:font-weight="normal" officeooo:rsid="0042f0a0" officeooo:paragraph-rsid="00124fa0" style:font-size-asian="13pt" style:font-style-asian="italic" style:font-weight-asian="normal" style:font-size-complex="13pt" style:font-style-complex="italic" style:font-weight-complex="normal"/>
    </style:style>
    <style:style style:name="P83" style:family="paragraph" style:parent-style-name="Standard">
      <style:paragraph-properties fo:margin-top="0.101cm" fo:margin-bottom="0cm" style:contextual-spacing="false" fo:line-height="150%" fo:text-align="justify" style:justify-single-word="false"/>
      <style:text-properties officeooo:rsid="001cfdda" officeooo:paragraph-rsid="00124fa0"/>
    </style:style>
    <style:style style:name="P84" style:family="paragraph" style:parent-style-name="Standard">
      <style:paragraph-properties fo:margin-top="0.101cm" fo:margin-bottom="0cm" style:contextual-spacing="false" fo:line-height="150%" fo:text-align="center" style:justify-single-word="false"/>
      <style:text-properties fo:font-variant="small-caps" style:font-name="Times New Roman" fo:font-size="15pt" fo:font-style="normal" style:text-underline-style="none" officeooo:rsid="00124fa0" officeooo:paragraph-rsid="00124fa0" style:font-size-asian="15pt" style:font-style-asian="normal" style:font-size-complex="15pt" style:font-style-complex="normal"/>
    </style:style>
    <style:style style:name="P85" style:family="paragraph" style:parent-style-name="Standard">
      <style:paragraph-properties fo:margin-top="0.101cm" fo:margin-bottom="0cm" style:contextual-spacing="false" fo:line-height="150%" fo:text-align="center" style:justify-single-word="false"/>
      <style:text-properties fo:font-variant="small-caps" style:font-name="Times New Roman" fo:font-size="15pt" fo:font-style="normal" style:text-underline-style="none" fo:font-weight="normal" officeooo:rsid="00124fa0" officeooo:paragraph-rsid="00124fa0" style:font-size-asian="15pt" style:font-style-asian="normal" style:font-weight-asian="normal" style:font-size-complex="15pt" style:font-style-complex="normal" style:font-weight-complex="normal"/>
    </style:style>
    <style:style style:name="P86" style:family="paragraph" style:parent-style-name="Standard">
      <style:paragraph-properties fo:margin-top="0.101cm" fo:margin-bottom="0cm" style:contextual-spacing="false" fo:line-height="150%" fo:text-align="justify" style:justify-single-word="false"/>
      <style:text-properties officeooo:rsid="00424bde" officeooo:paragraph-rsid="00124fa0"/>
    </style:style>
    <style:style style:name="P87" style:family="paragraph" style:parent-style-name="Standard">
      <style:paragraph-properties fo:margin-top="0.101cm" fo:margin-bottom="0cm" style:contextual-spacing="false" fo:line-height="150%" fo:text-align="justify" style:justify-single-word="false"/>
      <style:text-properties fo:font-size="13pt" fo:font-style="italic" fo:font-weight="normal" officeooo:rsid="00266712" officeooo:paragraph-rsid="00124fa0" style:font-size-asian="13pt" style:font-style-asian="italic" style:font-weight-asian="normal" style:font-size-complex="13pt" style:font-style-complex="italic" style:font-weight-complex="normal"/>
    </style:style>
    <style:style style:name="P88" style:family="paragraph" style:parent-style-name="Standard" style:master-page-name="">
      <style:paragraph-properties fo:margin-left="0cm" fo:margin-right="0cm" fo:line-height="150%" fo:text-align="center" style:justify-single-word="false" fo:text-indent="0cm" style:auto-text-indent="false" style:page-number="auto"/>
      <style:text-properties fo:font-variant="small-caps" style:font-name="Times New Roman" fo:font-size="15pt" fo:font-style="normal" officeooo:rsid="000c177d" officeooo:paragraph-rsid="00358e2c" style:font-size-asian="15pt" style:font-style-asian="normal" style:font-size-complex="15pt" style:font-style-complex="normal"/>
    </style:style>
    <style:style style:name="P89"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officeooo:rsid="000c177d" officeooo:paragraph-rsid="00358e2c"/>
    </style:style>
    <style:style style:name="P90"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officeooo:rsid="000c177d" officeooo:paragraph-rsid="0035e37d"/>
    </style:style>
    <style:style style:name="P91" style:family="paragraph" style:parent-style-name="Standard">
      <style:paragraph-properties fo:margin-left="0cm" fo:margin-right="0cm" fo:line-height="150%" fo:text-align="justify" style:justify-single-word="false" fo:text-indent="0cm" style:auto-text-indent="false"/>
      <style:text-properties style:font-name="Times New Roman" officeooo:rsid="000c177d" officeooo:paragraph-rsid="00358e2c"/>
    </style:style>
    <style:style style:name="P92" style:family="paragraph" style:parent-style-name="Standard">
      <style:paragraph-properties fo:margin-left="0cm" fo:margin-right="0cm" fo:line-height="150%" fo:text-align="justify" style:justify-single-word="false" fo:text-indent="0cm" style:auto-text-indent="false"/>
      <style:text-properties style:font-name="Times New Roman" officeooo:rsid="000f3a42" officeooo:paragraph-rsid="0035e37d"/>
    </style:style>
    <style:style style:name="P93" style:family="paragraph" style:parent-style-name="Standard">
      <style:paragraph-properties fo:margin-left="0cm" fo:margin-right="0cm" fo:line-height="150%" fo:text-align="justify" style:justify-single-word="false" fo:text-indent="0cm" style:auto-text-indent="false"/>
      <style:text-properties style:font-name="Times New Roman" officeooo:rsid="0017bece" officeooo:paragraph-rsid="00358e2c"/>
    </style:style>
    <style:style style:name="P94"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44a0d" officeooo:paragraph-rsid="002a0788" style:font-size-asian="10.5pt" style:font-style-asian="normal" style:font-size-complex="12pt" style:font-style-complex="normal"/>
    </style:style>
    <style:style style:name="P95"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b5354" officeooo:paragraph-rsid="002a0788" style:font-size-asian="10.5pt" style:font-style-asian="normal" style:font-size-complex="12pt" style:font-style-complex="normal"/>
    </style:style>
    <style:style style:name="P96"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b2e15" officeooo:paragraph-rsid="002a0788" style:font-size-asian="10.5pt" style:font-style-asian="normal" style:font-size-complex="12pt" style:font-style-complex="normal"/>
    </style:style>
    <style:style style:name="P97"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c6d0b" officeooo:paragraph-rsid="002a0788" style:font-size-asian="10.5pt" style:font-style-asian="normal" style:font-size-complex="12pt" style:font-style-complex="normal"/>
    </style:style>
    <style:style style:name="P98" style:family="paragraph" style:parent-style-name="Standard">
      <style:paragraph-properties fo:margin-left="0cm" fo:margin-right="0cm" fo:line-height="150%" fo:text-align="justify" style:justify-single-word="false" fo:text-indent="0cm" style:auto-text-indent="false"/>
      <style:text-properties style:font-name="Times New Roman" fo:font-size="13pt" fo:font-style="italic" fo:font-weight="normal" officeooo:rsid="00358e2c" officeooo:paragraph-rsid="00358e2c"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0c177d" officeooo:paragraph-rsid="00358e2c" style:font-size-asian="10.5pt" style:font-style-asian="normal" style:font-weight-asian="normal" style:font-size-complex="12pt" style:font-style-complex="normal" style:font-weight-complex="normal"/>
    </style:style>
    <style:style style:name="P100"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358e2c" officeooo:paragraph-rsid="00358e2c" style:font-size-asian="10.5pt" style:font-style-asian="normal" style:font-weight-asian="normal" style:font-size-complex="12pt" style:font-style-complex="normal" style:font-weight-complex="normal"/>
    </style:style>
    <style:style style:name="P101"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358e2c" officeooo:paragraph-rsid="006b4870" style:font-size-asian="10.5pt" style:font-style-asian="normal" style:font-weight-asian="normal" style:font-size-complex="12pt" style:font-style-complex="normal" style:font-weight-complex="normal"/>
    </style:style>
    <style:style style:name="P102"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379f1c" officeooo:paragraph-rsid="00379f1c" style:font-size-asian="10.5pt" style:font-style-asian="normal" style:font-weight-asian="normal" style:font-size-complex="12pt" style:font-style-complex="normal" style:font-weight-complex="normal"/>
    </style:style>
    <style:style style:name="P103"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1d989f" officeooo:paragraph-rsid="002a0788" style:font-size-asian="10.5pt" style:font-style-asian="normal" style:font-size-complex="12pt" style:font-style-complex="normal"/>
    </style:style>
    <style:style style:name="P104"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2bc514" officeooo:paragraph-rsid="002bc514" style:font-size-asian="10.5pt" style:font-style-asian="normal" style:font-size-complex="12pt" style:font-style-complex="normal"/>
    </style:style>
    <style:style style:name="P105"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25389" officeooo:paragraph-rsid="00325389" style:font-size-asian="10.5pt" style:font-style-asian="normal" style:font-size-complex="12pt" style:font-style-complex="normal"/>
    </style:style>
    <style:style style:name="P106"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fo:font-weight="normal" officeooo:rsid="00325389" officeooo:paragraph-rsid="00325389" style:font-size-asian="13pt" style:font-style-asian="italic" style:font-weight-asian="normal" style:font-size-complex="13pt" style:font-style-complex="italic" style:font-weight-complex="normal"/>
    </style:style>
    <style:style style:name="P107"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fo:font-weight="normal" officeooo:rsid="00379f1c" officeooo:paragraph-rsid="00379f1c"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fo:font-weight="normal" officeooo:rsid="004dd175" officeooo:paragraph-rsid="004dd175"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110"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1f43a2" officeooo:paragraph-rsid="00124fa0" style:font-size-asian="12pt" style:font-style-asian="normal" style:font-size-complex="12pt" style:font-style-complex="normal"/>
    </style:style>
    <style:style style:name="P111"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2ec310" officeooo:paragraph-rsid="00124fa0" style:font-size-asian="12pt" style:font-style-asian="normal" style:font-size-complex="12pt" style:font-style-complex="normal"/>
    </style:style>
    <style:style style:name="P112"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2fad45" officeooo:paragraph-rsid="00124fa0" style:font-size-asian="12pt" style:font-style-asian="normal" style:font-size-complex="12pt" style:font-style-complex="normal"/>
    </style:style>
    <style:style style:name="P113"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20fa3" officeooo:paragraph-rsid="00124fa0" style:font-size-asian="12pt" style:font-style-asian="normal" style:font-size-complex="12pt" style:font-style-complex="normal"/>
    </style:style>
    <style:style style:name="P114"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4a582" officeooo:paragraph-rsid="00124fa0" style:font-size-asian="12pt" style:font-style-asian="normal" style:font-size-complex="12pt" style:font-style-complex="normal"/>
    </style:style>
    <style:style style:name="P115"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77d67" officeooo:paragraph-rsid="00124fa0" style:font-size-asian="12pt" style:font-style-asian="normal" style:font-size-complex="12pt" style:font-style-complex="normal"/>
    </style:style>
    <style:style style:name="P116"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7d5a1" officeooo:paragraph-rsid="00124fa0" style:font-size-asian="12pt" style:font-style-asian="normal" style:font-size-complex="12pt" style:font-style-complex="normal"/>
    </style:style>
    <style:style style:name="P117"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98976" officeooo:paragraph-rsid="00124fa0" style:font-size-asian="12pt" style:font-style-asian="normal" style:font-size-complex="12pt" style:font-style-complex="normal"/>
    </style:style>
    <style:style style:name="P118"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2ec310" officeooo:paragraph-rsid="00124fa0" style:font-size-asian="12pt" style:font-style-asian="italic" style:font-size-complex="12pt" style:font-style-complex="italic"/>
    </style:style>
    <style:style style:name="P119"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2fad45" officeooo:paragraph-rsid="00124fa0" style:font-size-asian="12pt" style:font-style-asian="italic" style:font-size-complex="12pt" style:font-style-complex="italic"/>
    </style:style>
    <style:style style:name="P120"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377d67" officeooo:paragraph-rsid="00124fa0" style:font-size-asian="12pt" style:font-style-asian="italic" style:font-size-complex="12pt" style:font-style-complex="italic"/>
    </style:style>
    <style:style style:name="P121"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398976" officeooo:paragraph-rsid="00124fa0" style:font-size-asian="12pt" style:font-style-asian="italic" style:font-size-complex="12pt" style:font-style-complex="italic"/>
    </style:style>
    <style:style style:name="P122"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officeooo:rsid="001a00cf" officeooo:paragraph-rsid="00124fa0"/>
    </style:style>
    <style:style style:name="P123" style:family="paragraph" style:parent-style-name="Standard">
      <style:paragraph-properties fo:margin-left="1cm" fo:margin-right="0cm" fo:line-height="150%" fo:text-align="justify" style:justify-single-word="false" fo:text-indent="0cm" style:auto-text-indent="false"/>
      <style:text-properties style:font-name="Times New Roman" officeooo:rsid="000c177d" officeooo:paragraph-rsid="00358e2c"/>
    </style:style>
    <style:style style:name="P124" style:family="paragraph" style:parent-style-name="Standard" style:list-style-name="L1">
      <style:paragraph-properties fo:line-height="150%" fo:text-align="justify" style:justify-single-word="false"/>
      <style:text-properties fo:font-variant="normal" fo:text-transform="none" style:font-name="Times New Roman" fo:font-size="12pt" fo:font-style="normal" fo:font-weight="normal" officeooo:rsid="0039695a" officeooo:paragraph-rsid="0039695a" style:font-size-asian="10.5pt" style:font-style-asian="normal" style:font-weight-asian="normal" style:font-size-complex="12pt" style:font-style-complex="normal" style:font-weight-complex="normal"/>
    </style:style>
    <style:style style:name="P125" style:family="paragraph" style:parent-style-name="Standard" style:list-style-name="L2">
      <style:paragraph-properties fo:line-height="150%" fo:text-align="justify" style:justify-single-word="false"/>
      <style:text-properties fo:font-variant="normal" fo:text-transform="none" style:font-name="Times New Roman" fo:font-size="12pt" fo:font-style="normal" officeooo:rsid="00344ffc" officeooo:paragraph-rsid="00344ffc" style:font-size-asian="10.5pt" style:font-style-asian="normal" style:font-size-complex="12pt" style:font-style-complex="normal"/>
    </style:style>
    <style:style style:name="P126" style:family="paragraph" style:parent-style-name="Standard" style:list-style-name="L2">
      <style:paragraph-properties fo:line-height="150%" fo:text-align="justify" style:justify-single-word="false"/>
      <style:text-properties fo:font-variant="normal" fo:text-transform="none" style:font-name="Times New Roman" fo:font-size="12pt" fo:font-style="normal" officeooo:rsid="0039695a" officeooo:paragraph-rsid="0039695a" style:font-size-asian="10.5pt" style:font-style-asian="normal" style:font-size-complex="12pt" style:font-style-complex="normal"/>
    </style:style>
    <style:style style:name="P127" style:family="paragraph" style:parent-style-name="Standard" style:list-style-name="L6">
      <style:paragraph-properties fo:line-height="150%" fo:text-align="justify" style:justify-single-word="false"/>
      <style:text-properties style:font-name="Times New Roman" officeooo:rsid="000e2555" officeooo:paragraph-rsid="0026ee4b"/>
    </style:style>
    <style:style style:name="P128" style:family="paragraph" style:parent-style-name="Standard" style:list-style-name="L6">
      <style:paragraph-properties fo:line-height="150%" fo:text-align="justify" style:justify-single-word="false"/>
      <style:text-properties style:font-name="Times New Roman" officeooo:rsid="000e2555" officeooo:paragraph-rsid="00266712"/>
    </style:style>
    <style:style style:name="P129" style:family="paragraph" style:parent-style-name="Standard" style:list-style-name="L6">
      <style:paragraph-properties fo:line-height="150%" fo:text-align="justify" style:justify-single-word="false"/>
      <style:text-properties style:font-name="Times New Roman" officeooo:rsid="000ea352" officeooo:paragraph-rsid="00266712"/>
    </style:style>
    <style:style style:name="P130" style:family="paragraph" style:parent-style-name="Standard" style:list-style-name="L7">
      <style:paragraph-properties fo:line-height="150%" fo:text-align="justify" style:justify-single-word="false"/>
      <style:text-properties style:font-name="Times New Roman" officeooo:rsid="000ea352" officeooo:paragraph-rsid="00266712"/>
    </style:style>
    <style:style style:name="P131" style:family="paragraph" style:parent-style-name="Standard" style:list-style-name="L7">
      <style:paragraph-properties fo:line-height="150%" fo:text-align="justify" style:justify-single-word="false"/>
      <style:text-properties style:font-name="Times New Roman" officeooo:rsid="000ea352" officeooo:paragraph-rsid="00124fa0"/>
    </style:style>
    <style:style style:name="P132" style:family="paragraph" style:parent-style-name="Standard" style:list-style-name="L6">
      <style:paragraph-properties fo:line-height="150%" fo:text-align="justify" style:justify-single-word="false"/>
      <style:text-properties style:font-name="Times New Roman" officeooo:rsid="00266712" officeooo:paragraph-rsid="00266712"/>
    </style:style>
    <style:style style:name="P133" style:family="paragraph" style:parent-style-name="Standard" style:list-style-name="L7">
      <style:paragraph-properties fo:line-height="150%" fo:text-align="justify" style:justify-single-word="false"/>
      <style:text-properties style:font-name="Times New Roman" officeooo:rsid="001acde6" officeooo:paragraph-rsid="00124fa0"/>
    </style:style>
    <style:style style:name="P134" style:family="paragraph" style:parent-style-name="Standard" style:list-style-name="L8">
      <style:paragraph-properties fo:line-height="150%" fo:text-align="justify" style:justify-single-word="false"/>
      <style:text-properties style:font-name="Times New Roman" officeooo:rsid="00445bcc" officeooo:paragraph-rsid="00445bcc"/>
    </style:style>
    <style:style style:name="P135" style:family="paragraph" style:parent-style-name="Standard" style:list-style-name="L8">
      <style:paragraph-properties fo:line-height="150%" fo:text-align="justify" style:justify-single-word="false"/>
      <style:text-properties style:font-name="Times New Roman" officeooo:rsid="00445bcc" officeooo:paragraph-rsid="0078cf2c"/>
    </style:style>
    <style:style style:name="P136" style:family="paragraph" style:parent-style-name="Standard" style:list-style-name="L9">
      <style:paragraph-properties fo:line-height="150%" fo:text-align="justify" style:justify-single-word="false"/>
      <style:text-properties style:font-name="Times New Roman" officeooo:rsid="0046a5f9" officeooo:paragraph-rsid="0046a5f9"/>
    </style:style>
    <style:style style:name="P137" style:family="paragraph" style:parent-style-name="Standard" style:list-style-name="L10">
      <style:paragraph-properties fo:line-height="150%" fo:text-align="justify" style:justify-single-word="false"/>
      <style:text-properties style:font-name="Times New Roman" officeooo:rsid="0048f999" officeooo:paragraph-rsid="0048f999"/>
    </style:style>
    <style:style style:name="P138" style:family="paragraph" style:parent-style-name="Standard" style:list-style-name="L10">
      <style:paragraph-properties fo:line-height="150%" fo:text-align="justify" style:justify-single-word="false"/>
      <style:text-properties style:font-name="Times New Roman" officeooo:rsid="004ab238" officeooo:paragraph-rsid="004ab238"/>
    </style:style>
    <style:style style:name="P139" style:family="paragraph" style:parent-style-name="Standard">
      <style:paragraph-properties fo:line-height="150%" fo:text-align="justify" style:justify-single-word="false"/>
      <style:text-properties style:font-name="Times New Roman" officeooo:rsid="0037c1b9" officeooo:paragraph-rsid="00124fa0"/>
    </style:style>
    <style:style style:name="P140" style:family="paragraph" style:parent-style-name="Standard" style:list-style-name="L3">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4e632" officeooo:paragraph-rsid="0025a4e8" style:font-size-asian="10.5pt" style:font-style-asian="normal" style:font-weight-asian="normal" style:font-size-complex="12pt" style:font-style-complex="normal" style:font-weight-complex="normal"/>
    </style:style>
    <style:style style:name="P141" style:family="paragraph" style:parent-style-name="Standard" style:list-style-name="L3">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4e632" officeooo:paragraph-rsid="0028887d" style:font-size-asian="10.5pt" style:font-style-asian="normal" style:font-weight-asian="normal" style:font-size-complex="12pt" style:font-style-complex="normal" style:font-weight-complex="normal"/>
    </style:style>
    <style:style style:name="P142" style:family="paragraph" style:parent-style-name="Standard" style:list-style-name="L3">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8887d" officeooo:paragraph-rsid="0028887d" style:font-size-asian="10.5pt" style:font-style-asian="normal" style:font-weight-asian="normal" style:font-size-complex="12pt" style:font-style-complex="normal" style:font-weight-complex="normal"/>
    </style:style>
    <style:style style:name="P143"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6f3111" style:font-size-asian="10.5pt" style:font-style-asian="normal" style:font-weight-asian="normal" style:font-size-complex="12pt" style:font-style-complex="normal" style:font-weight-complex="normal"/>
    </style:style>
    <style:style style:name="P144" style:family="paragraph" style:parent-style-name="Standard" style:list-style-name="L4">
      <style:paragraph-properties fo:margin-top="0.101cm" fo:margin-bottom="0cm" style:contextual-spacing="false" fo:line-height="150%" fo:text-align="justify" style:justify-single-word="false"/>
      <style:text-properties style:font-name="Times New Roman" officeooo:rsid="001a6c7b" officeooo:paragraph-rsid="0026ee4b"/>
    </style:style>
    <style:style style:name="P145" style:family="paragraph" style:parent-style-name="Standard" style:list-style-name="L4">
      <style:paragraph-properties fo:margin-top="0.101cm" fo:margin-bottom="0cm" style:contextual-spacing="false" fo:line-height="150%" fo:text-align="justify" style:justify-single-word="false"/>
      <style:text-properties style:font-name="Times New Roman" officeooo:rsid="001acde6" officeooo:paragraph-rsid="0026ee4b"/>
    </style:style>
    <style:style style:name="P146" style:family="paragraph" style:parent-style-name="Standard" style:list-style-name="L4">
      <style:paragraph-properties fo:margin-top="0.101cm" fo:margin-bottom="0cm" style:contextual-spacing="false" fo:line-height="150%" fo:text-align="justify" style:justify-single-word="false"/>
      <style:text-properties style:font-name="Times New Roman" officeooo:rsid="001bc85a" officeooo:paragraph-rsid="0026ee4b"/>
    </style:style>
    <style:style style:name="P147" style:family="paragraph" style:parent-style-name="Standard" style:list-style-name="L4">
      <style:paragraph-properties fo:margin-top="0.101cm" fo:margin-bottom="0cm" style:contextual-spacing="false" fo:line-height="150%" fo:text-align="justify" style:justify-single-word="false"/>
      <style:text-properties style:font-name="Times New Roman" fo:font-size="12pt" fo:font-style="normal" style:text-underline-style="none" officeooo:rsid="001acde6" officeooo:paragraph-rsid="0026ee4b" style:font-size-asian="10.5pt" style:font-style-asian="normal" style:font-size-complex="12pt" style:font-style-complex="normal"/>
    </style:style>
    <style:style style:name="P148" style:family="paragraph" style:parent-style-name="Standard" style:list-style-name="L4">
      <style:paragraph-properties fo:margin-top="0.101cm" fo:margin-bottom="0cm" style:contextual-spacing="false" fo:line-height="150%" fo:text-align="justify" style:justify-single-word="false"/>
      <style:text-properties style:font-name="Times New Roman" fo:font-size="12pt" fo:font-style="normal" style:text-underline-style="none" officeooo:rsid="001a6c7b" officeooo:paragraph-rsid="0026ee4b" style:font-size-asian="10.5pt" style:font-style-asian="normal" style:font-size-complex="12pt" style:font-style-complex="normal"/>
    </style:style>
    <style:style style:name="P149"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1acde6" officeooo:paragraph-rsid="00124fa0" style:font-size-asian="10.5pt" style:font-style-asian="normal" style:font-size-complex="12pt" style:font-style-complex="normal"/>
    </style:style>
    <style:style style:name="P150"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0ea352" officeooo:paragraph-rsid="00124fa0" style:font-size-asian="10.5pt" style:font-style-asian="normal" style:font-size-complex="12pt" style:font-style-complex="normal"/>
    </style:style>
    <style:style style:name="P151"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1db551" officeooo:paragraph-rsid="00124fa0" style:font-size-asian="10.5pt" style:font-style-asian="normal" style:font-size-complex="12pt" style:font-style-complex="normal"/>
    </style:style>
    <style:style style:name="P152"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26ee4b" officeooo:paragraph-rsid="0026ee4b" style:font-size-asian="10.5pt" style:font-style-asian="normal" style:font-size-complex="12pt" style:font-style-complex="normal"/>
    </style:style>
    <style:style style:name="P153" style:family="paragraph" style:parent-style-name="Standard">
      <style:paragraph-properties fo:margin-top="0.101cm" fo:margin-bottom="0cm" style:contextual-spacing="false" fo:line-height="150%" fo:text-align="justify" style:justify-single-word="false"/>
      <style:text-properties style:font-name="Times New Roman" fo:font-style="italic" officeooo:rsid="001a9aab" officeooo:paragraph-rsid="00124fa0" style:font-style-asian="italic" style:font-style-complex="italic"/>
    </style:style>
    <style:style style:name="P154" style:family="paragraph" style:parent-style-name="Standard" style:list-style-name="L4">
      <style:paragraph-properties fo:margin-top="0.101cm" fo:margin-bottom="0cm" style:contextual-spacing="false" fo:line-height="150%" fo:text-align="justify" style:justify-single-word="false"/>
      <style:text-properties officeooo:rsid="001cfdda" officeooo:paragraph-rsid="0026ee4b"/>
    </style:style>
    <style:style style:name="P155"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b2e15" officeooo:paragraph-rsid="006de584" style:font-size-asian="10.5pt" style:font-style-asian="normal" style:font-size-complex="12pt" style:font-style-complex="normal"/>
    </style:style>
    <style:style style:name="P156"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44a0d" officeooo:paragraph-rsid="006e5549" style:font-size-asian="10.5pt" style:font-style-asian="normal" style:font-size-complex="12pt" style:font-style-complex="normal"/>
    </style:style>
    <style:style style:name="P157"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77d67" officeooo:paragraph-rsid="00735dcc" style:font-size-asian="12pt" style:font-style-asian="normal" style:font-size-complex="12pt" style:font-style-complex="normal"/>
    </style:style>
    <style:style style:name="T1" style:family="text">
      <style:text-properties officeooo:rsid="0018b46c"/>
    </style:style>
    <style:style style:name="T2" style:family="text">
      <style:text-properties officeooo:rsid="0030b32a"/>
    </style:style>
    <style:style style:name="T3" style:family="text">
      <style:text-properties officeooo:rsid="001b86ef"/>
    </style:style>
    <style:style style:name="T4" style:family="text">
      <style:text-properties officeooo:rsid="001c8e72"/>
    </style:style>
    <style:style style:name="T5" style:family="text">
      <style:text-properties officeooo:rsid="001cce1f"/>
    </style:style>
    <style:style style:name="T6" style:family="text">
      <style:text-properties officeooo:rsid="001cfbd0"/>
    </style:style>
    <style:style style:name="T7" style:family="text">
      <style:text-properties officeooo:rsid="001d49af"/>
    </style:style>
    <style:style style:name="T8" style:family="text">
      <style:text-properties officeooo:rsid="0026c416"/>
    </style:style>
    <style:style style:name="T9" style:family="text">
      <style:text-properties officeooo:rsid="003510b3"/>
    </style:style>
    <style:style style:name="T10" style:family="text">
      <style:text-properties officeooo:rsid="002d9702"/>
    </style:style>
    <style:style style:name="T11" style:family="text">
      <style:text-properties officeooo:rsid="0028dcac"/>
    </style:style>
    <style:style style:name="T12" style:family="text">
      <style:text-properties officeooo:rsid="002a1a97"/>
    </style:style>
    <style:style style:name="T13" style:family="text">
      <style:text-properties officeooo:rsid="000ea352"/>
    </style:style>
    <style:style style:name="T14" style:family="text">
      <style:text-properties style:font-name="Times New Roman1" style:font-name-asian="Times New Roman1" style:font-name-complex="Times New Roman1"/>
    </style:style>
    <style:style style:name="T15" style:family="text">
      <style:text-properties style:font-name="Times New Roman1" officeooo:rsid="0003f591" style:font-name-asian="Times New Roman1" style:font-name-complex="Times New Roman1"/>
    </style:style>
    <style:style style:name="T16" style:family="text">
      <style:text-properties style:font-name="Times New Roman1" officeooo:rsid="00053a01" style:font-name-asian="Times New Roman1" style:font-name-complex="Times New Roman1"/>
    </style:style>
    <style:style style:name="T17" style:family="text">
      <style:text-properties style:font-name="Times New Roman1" officeooo:rsid="000e258c" style:font-name-asian="Times New Roman1" style:font-name-complex="Times New Roman1"/>
    </style:style>
    <style:style style:name="T18" style:family="text">
      <style:text-properties style:font-name="Times New Roman1" officeooo:rsid="0006fcba" style:font-name-asian="Times New Roman1" style:font-name-complex="Times New Roman1"/>
    </style:style>
    <style:style style:name="T19" style:family="text">
      <style:text-properties style:font-name="Times New Roman1" officeooo:rsid="0007a2b0" style:font-name-asian="Times New Roman1" style:font-name-complex="Times New Roman1"/>
    </style:style>
    <style:style style:name="T20" style:family="text">
      <style:text-properties style:font-name="Times New Roman1" officeooo:rsid="0008cd47" style:font-name-asian="Times New Roman1" style:font-name-complex="Times New Roman1"/>
    </style:style>
    <style:style style:name="T21" style:family="text">
      <style:text-properties style:font-name="Times New Roman1" officeooo:rsid="0007cecd" style:font-name-asian="Times New Roman1" style:font-name-complex="Times New Roman1"/>
    </style:style>
    <style:style style:name="T22" style:family="text">
      <style:text-properties style:font-name="Times New Roman1" officeooo:rsid="0008445d" style:font-name-asian="Times New Roman1" style:font-name-complex="Times New Roman1"/>
    </style:style>
    <style:style style:name="T23" style:family="text">
      <style:text-properties style:font-name="Times New Roman1" officeooo:rsid="0062d803" style:font-name-asian="Times New Roman1" style:font-name-complex="Times New Roman1"/>
    </style:style>
    <style:style style:name="T24" style:family="text">
      <style:text-properties style:font-name="Times New Roman1" officeooo:rsid="006ea0ce" style:font-name-asian="Times New Roman1" style:font-name-complex="Times New Roman1"/>
    </style:style>
    <style:style style:name="T25" style:family="text">
      <style:text-properties style:font-name="Times New Roman1" officeooo:rsid="006f0265" style:font-name-asian="Times New Roman1" style:font-name-complex="Times New Roman1"/>
    </style:style>
    <style:style style:name="T26" style:family="text">
      <style:text-properties style:font-name="Times New Roman1" style:text-underline-style="none" style:font-name-asian="Times New Roman1" style:font-name-complex="Times New Roman1"/>
    </style:style>
    <style:style style:name="T27" style:family="text">
      <style:text-properties style:font-name="Times New Roman1" style:text-underline-style="none" officeooo:rsid="0009e90f" style:font-name-asian="Times New Roman1" style:font-name-complex="Times New Roman1"/>
    </style:style>
    <style:style style:name="T28" style:family="text">
      <style:text-properties style:font-name="Times New Roman1" style:text-underline-style="none" officeooo:rsid="000c4bd9" style:font-name-asian="Times New Roman1" style:font-name-complex="Times New Roman1"/>
    </style:style>
    <style:style style:name="T29" style:family="text">
      <style:text-properties style:font-name="Times New Roman1" style:text-underline-style="none" officeooo:rsid="00633760" style:font-name-asian="Times New Roman1" style:font-name-complex="Times New Roman1"/>
    </style:style>
    <style:style style:name="T30" style:family="text">
      <style:text-properties officeooo:rsid="00231a2c"/>
    </style:style>
    <style:style style:name="T31" style:family="text">
      <style:text-properties officeooo:rsid="002516ca"/>
    </style:style>
    <style:style style:name="T32" style:family="text">
      <style:text-properties officeooo:rsid="00258c00"/>
    </style:style>
    <style:style style:name="T33" style:family="text">
      <style:text-properties officeooo:rsid="00259d80"/>
    </style:style>
    <style:style style:name="T34" style:family="text">
      <style:text-properties officeooo:rsid="002e93f6"/>
    </style:style>
    <style:style style:name="T35" style:family="text">
      <style:text-properties officeooo:rsid="003170b5"/>
    </style:style>
    <style:style style:name="T36" style:family="text">
      <style:text-properties officeooo:rsid="00361625"/>
    </style:style>
    <style:style style:name="T37" style:family="text">
      <style:text-properties officeooo:rsid="0037c2fc"/>
    </style:style>
    <style:style style:name="T38" style:family="text">
      <style:text-properties officeooo:rsid="003e50f2"/>
    </style:style>
    <style:style style:name="T39" style:family="text">
      <style:text-properties officeooo:rsid="0042f0a0"/>
    </style:style>
    <style:style style:name="T40" style:family="text">
      <style:text-properties officeooo:rsid="00491aaf"/>
    </style:style>
    <style:style style:name="T41" style:family="text">
      <style:text-properties officeooo:rsid="001bc85a"/>
    </style:style>
    <style:style style:name="T42" style:family="text">
      <style:text-properties officeooo:rsid="00424bde"/>
    </style:style>
    <style:style style:name="T43" style:family="text">
      <style:text-properties officeooo:rsid="001cfdda"/>
    </style:style>
    <style:style style:name="T44" style:family="text">
      <style:text-properties officeooo:rsid="00169c1c"/>
    </style:style>
    <style:style style:name="T45" style:family="text">
      <style:text-properties officeooo:rsid="000c4bd9"/>
    </style:style>
    <style:style style:name="T46" style:family="text">
      <style:text-properties officeooo:rsid="000288a8"/>
    </style:style>
    <style:style style:name="T47" style:family="text">
      <style:text-properties officeooo:rsid="0003eb70"/>
    </style:style>
    <style:style style:name="T48" style:family="text">
      <style:text-properties fo:font-size="12pt" fo:font-style="normal" officeooo:rsid="001b3bab" style:font-size-asian="12pt" style:font-style-asian="normal" style:font-size-complex="12pt" style:font-style-complex="normal"/>
    </style:style>
    <style:style style:name="T49" style:family="text">
      <style:text-properties fo:font-size="12pt" fo:font-style="normal" officeooo:rsid="00652187" style:font-size-asian="12pt" style:font-style-asian="normal" style:font-size-complex="12pt" style:font-style-complex="normal"/>
    </style:style>
    <style:style style:name="T50" style:family="text">
      <style:text-properties fo:font-size="12pt" fo:font-style="normal" officeooo:rsid="00727775" style:font-size-asian="12pt" style:font-style-asian="normal" style:font-size-complex="12pt" style:font-style-complex="normal"/>
    </style:style>
    <style:style style:name="T51" style:family="text">
      <style:text-properties fo:font-size="12pt" fo:font-style="normal" style:text-underline-style="none" officeooo:rsid="0017b946" style:font-size-asian="12pt" style:font-style-asian="normal" style:font-size-complex="12pt" style:font-style-complex="normal"/>
    </style:style>
    <style:style style:name="T52" style:family="text">
      <style:text-properties fo:font-size="12pt" fo:font-style="normal" style:text-underline-style="none" officeooo:rsid="00682415" style:font-size-asian="12pt" style:font-style-asian="normal" style:font-size-complex="12pt" style:font-style-complex="normal"/>
    </style:style>
    <style:style style:name="T53" style:family="text">
      <style:text-properties fo:font-size="12pt" fo:font-style="normal" style:text-underline-style="none" officeooo:rsid="0074ce09" style:font-size-asian="12pt" style:font-style-asian="normal" style:font-size-complex="12pt" style:font-style-complex="normal"/>
    </style:style>
    <style:style style:name="T54" style:family="text">
      <style:text-properties officeooo:rsid="00217fad"/>
    </style:style>
    <style:style style:name="T55" style:family="text">
      <style:text-properties fo:font-variant="normal" fo:text-transform="none" officeooo:rsid="001c6d0b"/>
    </style:style>
    <style:style style:name="T56" style:family="text">
      <style:text-properties fo:font-variant="normal" fo:text-transform="none" officeooo:rsid="001d989f"/>
    </style:style>
    <style:style style:name="T57" style:family="text">
      <style:text-properties fo:font-variant="normal" fo:text-transform="none" officeooo:rsid="006e5549"/>
    </style:style>
    <style:style style:name="T58" style:family="text">
      <style:text-properties officeooo:rsid="00266712"/>
    </style:style>
    <style:style style:name="T59" style:family="text">
      <style:text-properties officeooo:rsid="0026ee4b"/>
    </style:style>
    <style:style style:name="T60" style:family="text">
      <style:text-properties officeooo:rsid="0011a646"/>
    </style:style>
    <style:style style:name="T61" style:family="text">
      <style:text-properties officeooo:rsid="0015dfe2"/>
    </style:style>
    <style:style style:name="T62" style:family="text">
      <style:text-properties officeooo:rsid="001b5354"/>
    </style:style>
    <style:style style:name="T63" style:family="text">
      <style:text-properties fo:font-style="italic" officeooo:rsid="001b5354" style:font-style-asian="italic" style:font-style-complex="italic"/>
    </style:style>
    <style:style style:name="T64" style:family="text">
      <style:text-properties officeooo:rsid="001c6d0b"/>
    </style:style>
    <style:style style:name="T65" style:family="text">
      <style:text-properties officeooo:rsid="002ed8c6"/>
    </style:style>
    <style:style style:name="T66" style:family="text">
      <style:text-properties officeooo:rsid="00208215"/>
    </style:style>
    <style:style style:name="T67" style:family="text">
      <style:text-properties officeooo:rsid="000cff79"/>
    </style:style>
    <style:style style:name="T68" style:family="text">
      <style:text-properties officeooo:rsid="000f3a42"/>
    </style:style>
    <style:style style:name="T69" style:family="text">
      <style:text-properties officeooo:rsid="0017bece"/>
    </style:style>
    <style:style style:name="T70" style:family="text">
      <style:text-properties officeooo:rsid="003b14ce"/>
    </style:style>
    <style:style style:name="T71" style:family="text">
      <style:text-properties officeooo:rsid="0017db5c"/>
    </style:style>
    <style:style style:name="T72" style:family="text">
      <style:text-properties officeooo:rsid="00195edd"/>
    </style:style>
    <style:style style:name="T73" style:family="text">
      <style:text-properties officeooo:rsid="001a54a4"/>
    </style:style>
    <style:style style:name="T74" style:family="text">
      <style:text-properties officeooo:rsid="0016010f"/>
    </style:style>
    <style:style style:name="T75" style:family="text">
      <style:text-properties officeooo:rsid="003ebc09"/>
    </style:style>
    <style:style style:name="T76" style:family="text">
      <style:text-properties officeooo:rsid="0042c237"/>
    </style:style>
    <style:style style:name="T77" style:family="text">
      <style:text-properties officeooo:rsid="00248319"/>
    </style:style>
    <style:style style:name="T78" style:family="text">
      <style:text-properties officeooo:rsid="001a300a"/>
    </style:style>
    <style:style style:name="T79" style:family="text">
      <style:text-properties officeooo:rsid="00202451"/>
    </style:style>
    <style:style style:name="T80" style:family="text">
      <style:text-properties officeooo:rsid="002632c3"/>
    </style:style>
    <style:style style:name="T81" style:family="text">
      <style:text-properties officeooo:rsid="0022c479"/>
    </style:style>
    <style:style style:name="T82" style:family="text">
      <style:text-properties officeooo:rsid="004707d3"/>
    </style:style>
    <style:style style:name="T83" style:family="text">
      <style:text-properties officeooo:rsid="0012d60d"/>
    </style:style>
    <style:style style:name="T84" style:family="text">
      <style:text-properties officeooo:rsid="0013d94e"/>
    </style:style>
    <style:style style:name="T85" style:family="text">
      <style:text-properties officeooo:rsid="0048f999"/>
    </style:style>
    <style:style style:name="T86" style:family="text">
      <style:text-properties officeooo:rsid="004ab238"/>
    </style:style>
    <style:style style:name="T87" style:family="text">
      <style:text-properties officeooo:rsid="004c1153"/>
    </style:style>
    <style:style style:name="T88" style:family="text">
      <style:text-properties officeooo:rsid="0002eac4"/>
    </style:style>
    <style:style style:name="T89" style:family="text">
      <style:text-properties officeooo:rsid="00037f5f"/>
    </style:style>
    <style:style style:name="T90" style:family="text">
      <style:text-properties officeooo:rsid="0004411e"/>
    </style:style>
    <style:style style:name="T91" style:family="text">
      <style:text-properties officeooo:rsid="00090f40"/>
    </style:style>
    <style:style style:name="T92" style:family="text">
      <style:text-properties officeooo:rsid="00547c52"/>
    </style:style>
    <style:style style:name="T93" style:family="text">
      <style:text-properties officeooo:rsid="005fcc7a"/>
    </style:style>
    <style:style style:name="T94" style:family="text">
      <style:text-properties officeooo:rsid="0060e4d1"/>
    </style:style>
    <style:style style:name="T95" style:family="text">
      <style:text-properties officeooo:rsid="0062d803"/>
    </style:style>
    <style:style style:name="T96" style:family="text">
      <style:text-properties officeooo:rsid="00633760"/>
    </style:style>
    <style:style style:name="T97" style:family="text">
      <style:text-properties officeooo:rsid="00652187"/>
    </style:style>
    <style:style style:name="T98" style:family="text">
      <style:text-properties officeooo:rsid="006715c7"/>
    </style:style>
    <style:style style:name="T99" style:family="text">
      <style:text-properties officeooo:rsid="006932d5"/>
    </style:style>
    <style:style style:name="T100" style:family="text">
      <style:text-properties officeooo:rsid="0069e128"/>
    </style:style>
    <style:style style:name="T101" style:family="text">
      <style:text-properties officeooo:rsid="006b4870"/>
    </style:style>
    <style:style style:name="T102" style:family="text">
      <style:text-properties officeooo:rsid="006de0a0"/>
    </style:style>
    <style:style style:name="T103" style:family="text">
      <style:text-properties officeooo:rsid="006de584"/>
    </style:style>
    <style:style style:name="T104" style:family="text">
      <style:text-properties officeooo:rsid="006ea0ce"/>
    </style:style>
    <style:style style:name="T105" style:family="text">
      <style:text-properties officeooo:rsid="006f0265"/>
    </style:style>
    <style:style style:name="T106" style:family="text">
      <style:text-properties officeooo:rsid="00735dcc"/>
    </style:style>
    <style:style style:name="T107" style:family="text">
      <style:text-properties officeooo:rsid="0074ce09"/>
    </style:style>
    <style:style style:name="T108" style:family="text">
      <style:text-properties officeooo:rsid="007708f1"/>
    </style:style>
    <style:style style:name="T109" style:family="text">
      <style:text-properties officeooo:rsid="0078cf2c"/>
    </style:style>
    <style:style style:name="T110" style:family="text">
      <style:text-properties officeooo:rsid="00796330"/>
    </style:style>
    <style:style style:name="T111" style:family="text">
      <style:text-properties officeooo:rsid="0079c2f2"/>
    </style:style>
    <style:style style:name="T112" style:family="text">
      <style:text-properties officeooo:rsid="007c4ed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Joseph d'Arimathie</text:p>
      <text:p text:style-name="P89"/>
      <text:p text:style-name="P91"/>
      <text:p text:style-name="P98">Chronique</text:p>
      <text:p text:style-name="P91"/>
      <text:p text:style-name="P89"><text:tab/>Joseph d'Arimathie demeurait à Jérusalem avec sa femme. Alors que le Christ fut mis en croix, Joseph réfléchit à la manière d<text:span text:style-name="T66">e l</text:span>'honorer. Il alla chercher l<text:span text:style-name="T102">a coupe</text:span> qui servit au Christ <text:span text:style-name="T102">à</text:span> célébrer la Cène avec ses disciples pour la mettre chez lui dans le plus bel endroit. Il demanda ensuite à Pilate, dont il était un <text:span text:style-name="T67">chevalier</text:span> dévoué, la permission de descendre le Christ de la croix et de l'inhumer dans un tombeau qu'il avait <text:span text:style-name="T67">fait creuser dans la roche</text:span>. <text:span text:style-name="T67">Au moment de déposer le corps meurtri du Christ à l'intérieur du tombeau, Joseph recueillit les gouttes de son sang dans la coupe.</text:span></text:p>
      <text:p text:style-name="P89"><text:tab/><text:span text:style-name="T67">Les juifs, qui se sentirent trahis, s'emparèrent de Joseph et l'enfermèrent dans la prison de l'évêque Caïphe. Mais le Seigneur apparu à Joseph et lui assura qu'il serait un jour délivré.</text:span></text:p>
      <text:p text:style-name="P123"/>
      <text:p text:style-name="P90"><text:tab/><text:span text:style-name="T68">Quarante-deux ans plus tard, Vespasien, le fils de l'empereur Titus, guéri de la lèpre grâce à la serviette de Véronique, décide de se rendre en Judée pour venger la mort du Christ. Il met à mort tous ceux qui avaient participé à son exécution et libère Joseph de la prison de Caïphe. Ce dernier, malgré quarante-deux années de captivité, n'a pas vieilli, mais a l'impression de n'avoir été enfermé que du vendredi au lundi. Une fois libre, une voix demande à Joseph de renoncer au monde et d'aller prêcher au nom de Jésus Christ dans les territoires étrangers. Suivi de sa compagnie, Joseph voyage, prêche et convertit les premiers chrétiens. Il fait construire une arche pour abriter l'écuelle. </text:span></text:p>
      <text:p text:style-name="P92"><text:tab/>De passage dans la cité de Sarras, il rencontre le roi Évalac le Malconnu alors en guerre contre le roi égyptien Tholomé. Joseph veut démontrer à Évalac la puissance salvatrice du Seigneur et développe dans <text:span text:style-name="T99">son</text:span> discours le mystère de l'Incarnation. Cette puissance <text:span text:style-name="T99">divine</text:span> pourrait être décisive dans la guerre contre Tholomé si Évalac décidait de se convertir <text:span text:style-name="T99">au christianisme. Toutefois,</text:span> ce dernier reste sceptique.</text:p>
      <text:p text:style-name="P91"/>
      <text:p text:style-name="P91"><text:tab/><text:span text:style-name="T99">Au même moment, le Seigneur annonce à Joseph qu'il consacrera bientôt son fils Josephé devant l'arche pour en faire le premier évêque de l'Église chrétienne. Alors que Josephé est consacré, Joseph le rejoint et tous deux assistent à l'édifiante scène du Christ </text:span><text:soft-page-break/><text:span text:style-name="T99">et des anges à l'intérieur de l'arche.</text:span></text:p>
      <text:p text:style-name="P91"/>
      <text:p text:style-name="P91"><text:tab/><text:span text:style-name="T62">(</text:span><text:span text:style-name="T63">Ellipse)</text:span></text:p>
      <text:p text:style-name="P91"/>
      <text:p text:style-name="P91"><text:tab/><text:span text:style-name="T69">Joseph, Josephé et leur compagnie traversent la mer et se rendent en Grande Bretagne, territoire sarrasin qu'ils commencent à explorer et évangéliser.</text:span></text:p>
      <text:p text:style-name="P91"/>
      <text:p text:style-name="P91"><text:tab/><text:span text:style-name="T62">(</text:span><text:span text:style-name="T63">Ellipse)</text:span></text:p>
      <text:p text:style-name="P91"/>
      <text:p text:style-name="P93"><text:tab/>Joseph décide de quitter la compagnie pour pérégriner seul. <text:span text:style-name="T99">Sa route le mène jusqu'au château d'un seigneur gravement malade. Malgré l'hostilité de la population, Joseph parvient à le guérir. Profondément reconnaissant, le seigneur accepte alors de convertir tout son peuple au christianisme.</text:span> Reprenant la route, <text:span text:style-name="T94">Joseph</text:span> <text:span text:style-name="T94">retrouve</text:span> la compagnie des chrétiens qu'il avait quittée auparavant.</text:p>
      <text:p text:style-name="P91"/>
      <text:p text:style-name="P91"><text:tab/><text:span text:style-name="T62">(</text:span><text:span text:style-name="T63">Ellipse)</text:span></text:p>
      <text:p text:style-name="P91"/>
      <text:p text:style-name="P99"><text:tab/><text:span text:style-name="T100">Joseph d'Arimathie meurt dans des circonstances indéterminées.</text:span></text:p>
      <text:p text:style-name="P99"/>
      <text:p text:style-name="P99"/>
      <text:p text:style-name="P108">Caractère</text:p>
      <text:p text:style-name="P100"/>
      <text:p text:style-name="P101"><text:tab/><text:span text:style-name="T101">Joseph est en quelque sorte à l'origine de l'odyssée chrétienne. Après la Passion et dans un élan de piété exemplaire, il récupère la coupe qui servit au Christ à célébrer la Cène et qui allait devenir malgré lui l'emblème de toute une société tendue vers son salut. Le souvenir des honneurs qu'il fit au Christ et du miracle de son incarcération, sa discrétion, sa volonté de pérégriner seul, le mystère de sa mort, font de Joseph d'Arimathie un personnage proprement légendaire.</text:span></text:p>
      <text:p text:style-name="P100"/>
      <text:p text:style-name="P100"/>
      <text:p text:style-name="P107">Vertus</text:p>
      <text:p text:style-name="P102"/>
      <text:list xml:id="list848193940768375863" text:style-name="L1">
        <text:list-item>
          <text:p text:style-name="P124">Inhume le corps d<text:span text:style-name="T70">u</text:span> Christ <text:span text:style-name="T70">dans un tombeau qu'il a lui-même bâti</text:span>.</text:p>
        </text:list-item>
        <text:list-item>
          <text:p text:style-name="P124"><text:soft-page-break/>Récupère l<text:span text:style-name="T102">a coupe</text:span> qui servit à <text:span text:style-name="T102">célébrer</text:span> Cène et recueille le sang du Christ.</text:p>
        </text:list-item>
        <text:list-item>
          <text:p text:style-name="P124">Ne vieillit pas <text:span text:style-name="T70">pendant les</text:span> quarante-deux années de <text:span text:style-name="T70">sa </text:span>captivité.</text:p>
        </text:list-item>
        <text:list-item>
          <text:p text:style-name="P124">Reçoit le baptême de la main de Saint Philippe.</text:p>
        </text:list-item>
        <text:list-item>
          <text:p text:style-name="P124">Évangélise les territoires étrangers.</text:p>
        </text:list-item>
        <text:list-item>
          <text:p text:style-name="P124">Sermonne les premiers chrétiens.</text:p>
        </text:list-item>
        <text:list-item>
          <text:p text:style-name="P124">Fait construire une arche pour abriter l'écuelle.</text:p>
        </text:list-item>
        <text:list-item>
          <text:p text:style-name="P124">Assiste au spectacle de l'arche <text:span text:style-name="T70">en compagnie de Josephé</text:span>.</text:p>
        </text:list-item>
        <text:list-item>
          <text:p text:style-name="P124">Traverse la mer sur le pan de la chemise de Josephé.</text:p>
        </text:list-item>
        <text:list-item>
          <text:p text:style-name="P124">Exorcise des idoles païennes.</text:p>
        </text:list-item>
        <text:list-item>
          <text:p text:style-name="P124">Guérit Mategrant.</text:p>
        </text:list-item>
        <text:list-item>
          <text:p text:style-name="P124">Ressuscite le <text:span text:style-name="T92">frère</text:span> de Mategrant.</text:p>
        </text:list-item>
      </text:list>
      <text:p text:style-name="P99"/>
      <text:p text:style-name="P99"/>
      <text:p text:style-name="P99"/>
      <text:p text:style-name="P59">Josephé</text:p>
      <text:p text:style-name="P10"/>
      <text:p text:style-name="P10"/>
      <text:p text:style-name="P54">Chronique</text:p>
      <text:p text:style-name="P10"/>
      <text:p text:style-name="P10"><text:tab/><text:span text:style-name="T60">Josephé est le premier fils de Joseph. Un jour que ce dernier prie, le Seigneur lui annonce qu'il consacrera son fils Josephé prochainement pour en faire le premier évêque de l'Église.</text:span></text:p>
      <text:p text:style-name="P94"><text:tab/><text:span text:style-name="T61">Une fois qu'il l'a consacré, le Seigneur demande à Josephé d'ouvrir l'arche du Graal construite par son père et de ne pas s'effrayer de ce qu'il verra à l'intérieur. Josephé, rejoint par son père, assiste à la scène du Christ et des anges censée l'initier aux grands symboles de la religion chrétienne. Le Seigneur prolonge l'instruction de Josephé en lui expliquant la signification des différents vêtements qu'il portera en tant qu'évêque. Enfin, Josephé consacre pour la première fois la chair et le sang du Christ et communie avec les anges de l'arche. Il a désormais pour mission d'évangéliser les territoires étrangers et de consacrer de nouveaux évêques. Au même moment éclate la guerre d'Évalac contre Tholomé ; guerre dont Josephé prédit l'issue.</text:span></text:p>
      <text:p text:style-name="P94"><text:tab/><text:span text:style-name="T103">Après la défaite de Tholomé, Évalac et son beau-frère Séraphé, convaincus que </text:span><text:soft-page-break/><text:span text:style-name="T103">le Seigneur les a sauvés, demandent à Josephé de les convertir à la loi chrétienne. Évalac le Malconnu devient alors Mordrain et Séraphé devient Nascien. Le même jour de nombreux nouveaux chrétiens sont baptisés et Josephé continue d'évangéliser les territoires d'Orient. Il exhume ensuite les corps de deux ermites chrétiens, Salluste et Hermoine, et les fait inhumer dans les cités de Sarras et Orberique.</text:span></text:p>
      <text:p text:style-name="P94"/>
      <text:p text:style-name="P94"><text:tab/><text:span text:style-name="T63">(Ellipse)</text:span></text:p>
      <text:p text:style-name="P94"/>
      <text:p text:style-name="P95"><text:tab/>Josephé et la compagnie des chrétiens traversent la mer et se rendent en Grande Bretagne. Josephé a pour mission d'évangéliser cette nouvelle terre que les chrétiens considèrent comme la Terre promise.</text:p>
      <text:p text:style-name="P96"><text:tab/>Lorsqu'il arrive à Galafort, Josephé édifie le duc Ganor, seigneur de la cité, en lui expliquant la signification de plusieurs de ses visions. Ce dernier demande aussitôt le baptême. Cette conversion, la première d'un seigneur de Grande Bretagne, provoque une guerre contre le roi de Northumberland. Après la victoire écrasante des chrétiens, Josephé et sa compagnie quittent Galafort, atteignent le royaume de Norgales et sont finalement faits prisonniers par le roi Crudel. Informé par le Seigneur de leur malheureuse aventure, Mordrain, resté à Sarras, décide de gagner la Grande Bretagne et de venger ses compagnons. Il traverse la mer <text:span text:style-name="T103">et</text:span> livre bataille au roi Crudel. Ce dernier est battu par les armées chrétiennes.</text:p>
      <text:p text:style-name="P155"><text:tab/>Alors que tout le monde regagne Galafort après la victoire, Josephé et sa compagnie se rendent à Camaalot. Malgré la <text:span text:style-name="T95">trahison</text:span> du roi Agreste qui martyrise douze chrétiens, Josephé parvient à convertir la population de la cité.</text:p>
      <text:p text:style-name="P97"/>
      <text:p text:style-name="P156"><text:span text:style-name="T64"><text:tab/>Josephé et sa compagnie continuent d'évangéliser les territoires de Grande Bretagne. Il investi Alain le Gros, fils de Bron, de la fonction de gardien du Saint Graal. Au cours de leur pérégrination, Josephé profite du châtiment exemplaire de Moïse, Chanaan et Siméon, tous trois coupables de graves péchés, pour sermonner la compagnie des chrétiens.</text:span></text:p>
      <text:p text:style-name="P156"/>
      <text:p text:style-name="P156"><text:span text:style-name="T64"><text:tab/>Finalement, après quinze années passées sur les routes à évangéliser les territoires de </text:span><text:span text:style-name="T55">Grande Bretagne, Josephé rentre à Galafort où il couronne son frère Galaad qui devient roi de Hocelice. </text:span><text:span text:style-name="T56">Apprenant que Joseph son père est mort pendant son absence et le Seigneur lui faisant comprendre que lui même mourra très prochainement, </text:span><text:soft-page-break/><text:span text:style-name="T56">Josephé décide de se rendre dans l'abbaye </text:span><text:span text:style-name="T57">que</text:span><text:span text:style-name="T56"> Mordrain </text:span><text:span text:style-name="T57">a fait construire dan la forêt</text:span><text:span text:style-name="T56">. Le lendemain, Josephé meurt et est inhumé.</text:span></text:p>
      <text:p text:style-name="P103"/>
      <text:p text:style-name="P103"/>
      <text:p text:style-name="P109">Caractère</text:p>
      <text:p text:style-name="P104"/>
      <text:p text:style-name="P104"><text:tab/><text:span text:style-name="T65">Josephé est un personnage appelé par le Seigneur à accomplir la plus haute des missions : évangéliser le monde. Après une longue et brillante cérémonie d'initiation, il devient le premier évêque de l'Église. Doué d'une intelligence pénétrante et de pouvoirs édifiants, il jouit d'une indiscutable autorité auprès de tous les chrétiens. Après avoir converti les populations d'Orient et consacré de nouveaux évêques, il conduit la compagnie des chrétiens jusqu'en Grande Bretagne.</text:span></text:p>
      <text:p text:style-name="P103"/>
      <text:p text:style-name="P103"/>
      <text:p text:style-name="P106">Vertus</text:p>
      <text:p text:style-name="P105"/>
      <text:list xml:id="list7906266623611867119" text:style-name="L2">
        <text:list-item>
          <text:p text:style-name="P125">Reçoit la consécration divine et devient le premier évêque de l'Église.</text:p>
        </text:list-item>
        <text:list-item>
          <text:p text:style-name="P126">Assiste au spectacle de l'arche <text:span text:style-name="T70">en compagnie de Joseph</text:span>.</text:p>
        </text:list-item>
        <text:list-item>
          <text:p text:style-name="P125">Ordonne les évêques d'Orient.</text:p>
        </text:list-item>
        <text:list-item>
          <text:p text:style-name="P125">Prédit le déroulement de la guerre contre le roi Tholomé.</text:p>
        </text:list-item>
        <text:list-item>
          <text:p text:style-name="P125">Exorcise une statue d'Appolin.</text:p>
        </text:list-item>
        <text:list-item>
          <text:p text:style-name="P125">Guérit le bras de Clamacidès.</text:p>
        </text:list-item>
        <text:list-item>
          <text:p text:style-name="P125">Baptise Nascien, Mordrain et de nombreux chrétiens.</text:p>
        </text:list-item>
        <text:list-item>
          <text:p text:style-name="P125">Évangélise les territoires d'Orient et de Grande Bretagne.</text:p>
        </text:list-item>
        <text:list-item>
          <text:p text:style-name="P125">Exorcise une statue à Orcan.</text:p>
        </text:list-item>
        <text:list-item>
          <text:p text:style-name="P125">Explique la vision de Mordrain.</text:p>
        </text:list-item>
        <text:list-item>
          <text:p text:style-name="P125">Traverse la mer sur le pan de sa chemise.</text:p>
        </text:list-item>
        <text:list-item>
          <text:p text:style-name="P125">Sermonne la compagnie des chrétiens.</text:p>
        </text:list-item>
        <text:list-item>
          <text:p text:style-name="P125">Explique la vision du duc Ganor.</text:p>
        </text:list-item>
        <text:list-item>
          <text:p text:style-name="P125">Explique la raison de la place vide à la table du Graal.</text:p>
        </text:list-item>
        <text:list-item>
          <text:p text:style-name="P125">Marie les fils de Bran.</text:p>
        </text:list-item>
        <text:list-item>
          <text:p text:style-name="P125">Explique le châtiment de Chanaan.</text:p>
        </text:list-item>
        <text:list-item>
          <text:p text:style-name="P125"><text:soft-page-break/>Explique la signification du cerf et des lions.</text:p>
        </text:list-item>
        <text:list-item>
          <text:p text:style-name="P125">Prédit l'arrivée salvatrice de Galaad, descendant de Célidoine.</text:p>
        </text:list-item>
        <text:list-item>
          <text:p text:style-name="P125">Couronne son frère Galaad.</text:p>
        </text:list-item>
      </text:list>
      <text:p text:style-name="P103"/>
      <text:p text:style-name="P103"/>
      <text:p text:style-name="P103"/>
      <text:p text:style-name="P62">Célidoine</text:p>
      <text:p text:style-name="P11"/>
      <text:p text:style-name="P11"/>
      <text:p text:style-name="P57">Chronique</text:p>
      <text:p text:style-name="P11"/>
      <text:p text:style-name="P12"><text:tab/><text:span text:style-name="T46">Le jour de l'arrestation de Nascien, son fils Célidoine est emprisonné avec lui au château de Calafer. Blessé à mort par le Seigneur lorsqu'il tente de rattraper Nascien qui s'enfuit, il ordonne par vengeance de jeter Célidoine du haut de la tour. Mais dans sa chute, Célidoine est agrippé par neuf mains qui l'emportent et le déposent sur une île.</text:span></text:p>
      <text:p text:style-name="P12"/>
      <text:p text:style-name="P12"><text:tab/><text:span text:style-name="T47">Deux nefs accostent sur l'île avec à leur bord le roi Label et son armée. Célidoine va aussitôt à leur rencontre et raconte au roi son aventure au château de Calafer. Mais ce dernier ne le prend pas au sérieux. Pendant la nuit, alors que ses chevaliers capturent un lion, le roi Label a une vision.</text:span></text:p>
      <text:p text:style-name="P12"/>
      <text:p text:style-name="P12"><text:tab/><text:span text:style-name="T104">Lui expliquant le sens de sa vision ainsi que d'autres plus anciennes et lui prédisant qu'il mourra dans quelques jours, Célidoine </text:span><text:span text:style-name="T15">parvient à convaincre le roi de se convertir au christianisme. </text:span><text:span text:style-name="T16">Malgré les réticences de </text:span><text:span text:style-name="T24">se</text:span><text:span text:style-name="T16">s chevaliers, Célidoine accompagne le roi dans l</text:span><text:span text:style-name="T23">a</text:span><text:span text:style-name="T16"> forêt jusqu'à la maison d'un ermite qui </text:span><text:span text:style-name="T24">prolonge l'explication de</text:span><text:span text:style-name="T16"> ses visions </text:span><text:span text:style-name="T24">et qui</text:span><text:span text:style-name="T16"> le baptise. Le lendemain, le roi Label meurt. Les chevaliers du roi décident pour se venger de faire monter Célidoine dans une nef avec le lion qu'ils avaient capturé </text:span><text:span text:style-name="T24">pendant la nuit</text:span><text:span text:style-name="T16">, persuadés que </text:span><text:span text:style-name="T24">l'animal</text:span><text:span text:style-name="T16"> ne tardera pas à dévorer </text:span><text:span text:style-name="T24">l'enfant</text:span><text:span text:style-name="T16">.</text:span></text:p>
      <text:p text:style-name="P12"><text:span text:style-name="T16"><text:tab/>Finalement, </text:span><text:span text:style-name="T17">en pleine mer,</text:span><text:span text:style-name="T16"> la nef de Salomon </text:span><text:span text:style-name="T17">rejoint</text:span><text:span text:style-name="T16"> la nef de Célidoine. </text:span><text:span text:style-name="T24">Ce dernier, que le lion n'a pas touché,</text:span><text:span text:style-name="T16"> y pénètre aussitôt et </text:span><text:span text:style-name="T17">accoste sur</text:span><text:span text:style-name="T16"> l'île </text:span><text:span text:style-name="T18">tournoyante</text:span><text:span text:style-name="T16"> où il retrouve son père Nascien. </text:span><text:span text:style-name="T18">Tous deux repartent sur la nef de Salomon et accostent sur l'île du géant. Après que Nascien ait tué le géant et que Mordrain les ait rejoins à bord d'une autre nef, tous les trois repartent à bord de la nef de Mordrain. </text:span><text:span text:style-name="T19">Ils rencontrent en </text:span><text:soft-page-break/><text:span text:style-name="T19">mer les messagers partis à la recherche de Nascien, accompagnés de la fille du roi Label. Alors qu</text:span><text:span text:style-name="T24">e tous</text:span><text:span text:style-name="T19"> se dirigent vers le château de Baruch, ils sont rejoins </text:span><text:span text:style-name="T24">en mer</text:span><text:span text:style-name="T19"> par Hermoine. Celui-ci demande à Célidoine de monter à bord d'une nacelle qui vient d'arriver.</text:span></text:p>
      <text:p text:style-name="P12"/>
      <text:p text:style-name="P65"><text:tab/>(Ellipse)</text:p>
      <text:p text:style-name="P13"/>
      <text:p text:style-name="P13"><text:span text:style-name="T14"><text:tab/></text:span><text:span text:style-name="T25">Emporté par la nacelle, </text:span><text:span text:style-name="T14">Célidoine accoste en Grande Bretagne et se rend </text:span><text:span text:style-name="T20">dans la ville de Galafort où réside</text:span><text:span text:style-name="T14"> le duc Ganor </text:span><text:span text:style-name="T25">qu'i</text:span><text:span text:style-name="T14">l tente de convertir </text:span><text:span text:style-name="T17">au christianisme</text:span><text:span text:style-name="T14">.</text:span><text:span text:style-name="T21"> Mais c'est</text:span><text:span text:style-name="T23"> </text:span><text:span text:style-name="T25">finalement </text:span><text:span text:style-name="T21">Josephé </text:span><text:span text:style-name="T23">qui</text:span><text:span text:style-name="T21">, </text:span><text:span text:style-name="T23">dès</text:span><text:span text:style-name="T21"> son arrivée, converti</text:span><text:span text:style-name="T25">t</text:span><text:span text:style-name="T21"> le duc. </text:span><text:span text:style-name="T23">Cette conversion provoque ainsi</text:span><text:span text:style-name="T21"> la guerre contre le roi de Northumberland.</text:span></text:p>
      <text:p text:style-name="P13"><text:span text:style-name="T21"><text:tab/></text:span><text:span text:style-name="T25">L</text:span><text:span text:style-name="T22">a guerre terminée, la compagnie de Josephé quitte Galafort, </text:span><text:span text:style-name="T17">où demeurent</text:span><text:span text:style-name="T22"> Célidoine </text:span><text:span text:style-name="T17">et</text:span><text:span text:style-name="T22"> Nascien.</text:span></text:p>
      <text:p text:style-name="P13"/>
      <text:p text:style-name="P66"><text:tab/>(Ellipse)</text:p>
      <text:p text:style-name="P14"/>
      <text:p text:style-name="P14"><text:span text:style-name="T27"><text:tab/></text:span><text:span text:style-name="T29">Après la victoire</text:span><text:span text:style-name="T27"> contre le roi Crudel, alors que Mordrain décide d'aller vivre en ermite, Célidoine </text:span><text:span text:style-name="T28">se marie à</text:span><text:span text:style-name="T27"> la fille du roi Label </text:span><text:span text:style-name="T28">et devient roi de Norgales</text:span><text:span text:style-name="T27">.</text:span></text:p>
      <text:p text:style-name="P14"/>
      <text:p text:style-name="P21"><text:span text:style-name="T27"><text:tab/>(</text:span><text:span text:style-name="T26">Ellipse)</text:span></text:p>
      <text:p text:style-name="P15"/>
      <text:p text:style-name="P70"><text:tab/>Le jour où Nascien, Sarracinte et Flégentine meurent, Célidoine observe le ciel et prédit qu'une dangereuse famine s'abattra sur la Grande Bretagne. Anticipant le désastre, <text:span text:style-name="T96">il</text:span> <text:span text:style-name="T105">ordonne de constituer</text:span> les réserves de blé nécessaires. <text:span text:style-name="T96">Continuant d'observer le ciel, il</text:span> prédit que les Saxons, attirés par les <text:span text:style-name="T105">précieuses ressources</text:span>, débarqueraient <text:span text:style-name="T105">prochainement </text:span>en Grande Bretagne pour envahir <text:span text:style-name="T105">son</text:span> territoire. <text:span text:style-name="T45">Mais grâce à un stratagème de son fils Narpus, Célidoine parvient à repousse l'assaut des Saxons. Après avoir délivré son pays, Célidoine meurt et est inhumé à Camaalot.</text:span></text:p>
      <text:p text:style-name="P68"/>
      <text:p text:style-name="P68"/>
      <text:p text:style-name="P72">Caractère</text:p>
      <text:p text:style-name="P68"/>
      <text:p text:style-name="P143"><text:tab/><text:span text:style-name="T54">Célidoine est un enfant précoce, doué dès sa naissance d'une rare vertu. Bien </text:span><text:soft-page-break/><text:span text:style-name="T54">qu'il ne brille pas au combat comme son père Nascien, il jouit d'une pénétrante sagesse que sublime la beauté angélique de son visage. Par la grâce dont il rayonne jusqu'à sa mort, il préfigure en quelque sorte la pureté de Galaad, son descendant.</text:span></text:p>
      <text:p text:style-name="P69"/>
      <text:p text:style-name="P69"/>
      <text:p text:style-name="P71">Vertus</text:p>
      <text:p text:style-name="P67"/>
      <text:list xml:id="list136033427536665224" text:style-name="L3">
        <text:list-item>
          <text:p text:style-name="P140">Naît sous le signe du ciel.</text:p>
        </text:list-item>
        <text:list-item>
          <text:p text:style-name="P140">Est sauvé par le Seigneur.</text:p>
        </text:list-item>
        <text:list-item>
          <text:p text:style-name="P140">Explique ses visions au roi Label.</text:p>
        </text:list-item>
        <text:list-item>
          <text:p text:style-name="P140">Est choisi par Hermoine pour gagner la Grande Bretagne avant tout le monde.</text:p>
        </text:list-item>
        <text:list-item>
          <text:p text:style-name="P142">Se marie avec la fille du roi Label et devient roi de Norgales.</text:p>
        </text:list-item>
        <text:list-item>
          <text:p text:style-name="P140">Prédit une grande famine.</text:p>
        </text:list-item>
        <text:list-item>
          <text:p text:style-name="P140">Prédit l'invasion des Saxons.</text:p>
        </text:list-item>
        <text:list-item>
          <text:p text:style-name="P141">Délivre son pays des Saxons.</text:p>
        </text:list-item>
      </text:list>
      <text:p text:style-name="P68"/>
      <text:p text:style-name="P68"/>
      <text:p text:style-name="P68"/>
      <text:p text:style-name="P85">Nascien</text:p>
      <text:p text:style-name="P77"/>
      <text:p text:style-name="P77"/>
      <text:p text:style-name="P82">Chronique</text:p>
      <text:p text:style-name="P153"/>
      <text:p text:style-name="P78"><text:span text:style-name="T48"><text:tab/></text:span><text:span text:style-name="T50">Prévenu par sa sœur Sarracinte, </text:span><text:span text:style-name="T49">Séraphé rejoint l'armée d'Évalac </text:span><text:span text:style-name="T50">dans la guerre contre le roi Tholomé</text:span><text:span text:style-name="T48">. </text:span><text:span text:style-name="T50"><text:s/>Au cours des combats</text:span><text:span text:style-name="T48">, Séraphé montre d'exceptionnelles qualités </text:span><text:span text:style-name="T49">martiales</text:span><text:span text:style-name="T48">. Par ses exploits individuels, </text:span><text:span text:style-name="T49">il</text:span><text:span text:style-name="T48"> favorise nettement la victoire finale.</text:span></text:p>
      <text:p text:style-name="P74"/>
      <text:p text:style-name="P75"><text:tab/>De retour à Sarras, impressionné par les propos de Josephé, Séraphé demande à se faire baptiser. Sitôt qu'il est convertit, <text:span text:style-name="T97">il prend le nom de Nascien,</text:span> guérit de ses <text:soft-page-break/>blessures et reçoit le Saint-Esprit.</text:p>
      <text:p text:style-name="P76"><text:tab/>Alors que Josephé fait inhumer le corps des ermites Salluste et Hermoine, Nascien, fasciné, s'approche de l'arche et soulève la patène qui recouvre le Graal pour voir à l'intérieur. <text:span text:style-name="T93">Il plonge alors dans une vision mystique et découvre de grands mystères. À la suite de cette vision, i</text:span>l <text:span text:style-name="T93">réalise qu'il est aveugle</text:span>. <text:span text:style-name="T93">Nascien souffre</text:span> de subir <text:span text:style-name="T93">un t</text:span>e<text:span text:style-name="T93">l</text:span> châtiment <text:span text:style-name="T93">mais</text:span> reconnaît son erreur.</text:p>
      <text:p text:style-name="P110"><text:tab/><text:span text:style-name="T30">Au même moment un ange sort de l'arche et guérit les yeux de Nascien. L'ange prédit ensuite l'accomplissement de grands prodiges liés au Graal et la venue du descendant de Nascien, le chevalier Galaad, à qui ces prodiges seront révélés une fois pour toutes. Nascien est le premier témoin de ces prodiges, Galaad sera le dernier. Cette ultime révélation doit mettre fin aux aventures du Graal.</text:span></text:p>
      <text:p text:style-name="P110"/>
      <text:p text:style-name="P110"><text:tab/><text:span text:style-name="T31">Alors que Mordrain et Nascien sont au palais de Sarras, la terre tremble et tous deux s'effondrent évanouis. À son réveil, Nascien tient une main tendue vers lui et échange des paroles avec une voix. Lorsque Sarracinte arrive au palais, il lui apprend la disparition de Mordrain. Les chevaliers de ce dernier accusent aussitôt Nascien, l'arrêtent et l'emprisonnent avec son fils Célidoine chez Calafer, un traître qui se fait passer pour chrétien. Sarracinte désespère de voir son mari disparu et son frère emprisonné. Finalement, après plusieurs jours de captivité, une grande clarté inonde la cellule et Nascien est miraculeusement élevé dans les airs. Calafer tente alors de poursuivre Nascien mais au moment de le rattraper, le Seigneur apparaît et le blesse mortellement.</text:span></text:p>
      <text:p text:style-name="P110"/>
      <text:p text:style-name="P110"><text:tab/><text:span text:style-name="T32">Nascien atterrit finalement sur l'île tournoyante. Exténué, il s'allonge et s'endort. Pendant son sommeil il a une vision : il vole parmi de nombreux oiseaux et l'un d'eux lui demande son cœur à manger, qu'il donne volontiers.</text:span></text:p>
      <text:p text:style-name="P110"><text:tab/><text:span text:style-name="T33">Une nef splendide accoste avec à son bord un lit à trois fuseaux, une couronne et une épée. Il s'agit de la nef du roi Salomon, ancêtre de Nascien. Manifestant son incapacité à comprendre la signification du lit, il est aussitôt jeté à la mer. La nef disparaît et Nascien, désœuvré, se reproche son manque de foi. Alors un homme accoste à bord d'une nacelle et lui apprend que Calafer, son ancien ravisseur, est mort misérablement. Il lui explique la signification de divers symboles. La nef signifie l'Église et la mer signifie le monde. Le lit, au même titre que la Croix, signifie le repos. </text:span><text:soft-page-break/><text:span text:style-name="T33">Enfin, les trois fuseaux blanc, vermeil et vert signifient trois vertus respectives : virginité, charité et patience. Ces mêmes vertus ont accompagné le Christ dans l'épreuve de la Passion. Alors que l'homme continue de parler, Nascien s'endort et a une seconde vision : il est harcelé par un prodigieux serpent et finalement délivré par un minuscule ver.</text:span></text:p>
      <text:p text:style-name="P110"/>
      <text:p text:style-name="P110"><text:tab/><text:span text:style-name="T34">La nef de Salomon accoste de nouveau sur l'île tournoyante avec à son bord Célidoine le fils de Nascien. Ce dernier le rejoint et la nef quitte l'île pour accoster sur une autre île. À peine arrivés, un géant fonce sur eux. Nascien s'empare de l'épée de la nef qui se brise aussitôt. Il trouve finalement une autre épée dans le sable et terrasse le géant. Une nouvelle nef accoste avec Mordrain à son bord. Alors que ce dernier examine la mystérieuse épée brisée, les deux morceaux se ressoudent instantanément.</text:span></text:p>
      <text:p text:style-name="P110"><text:tab/><text:span text:style-name="T34">Le Seigneur leur annonce qu'ils monteront tous à bord de la nef de Mordrain. Au moment de passer d'une nef à l'autre, Nascien reçoit un coup d'épée à l'épaule. Il comprend alors qu'il est puni pour avoir dégainé l'épée de la nef de Salomon. En effet, seul Galaad sera digne de brandir l'épée.</text:span></text:p>
      <text:p text:style-name="P110"/>
      <text:p text:style-name="P118"><text:tab/>(Ellipse)</text:p>
      <text:p text:style-name="P111"/>
      <text:p text:style-name="P111"><text:tab/>Nascien, Mordrain et Célidoine rencontrent en mer les messagers partis à la recherche de Nascien, accompagnés de la fille du roi Label. Ces derniers montent à bord de la nef de Mordrain qui les conduit tous au château de Baruch. <text:span text:style-name="T10">Avant d'arriver, ils sont rejoins par Hermoin</text:span>e<text:span text:style-name="T10">. Celui-ci leur affirme que la compagnie de Josephé traversera bientôt la mer pour se rendre en Grande Bretagne. Il </text:span>guérit la blessure de Nascien et<text:span text:style-name="T10"> demande à Célidoine de monter à bord d'une nacelle qui vient d'arriver. Tous, sauf Célidoine, accostent au château de Baruch et rentrent ensuite à Sarras.</text:span></text:p>
      <text:p text:style-name="P111"/>
      <text:p text:style-name="P119"><text:tab/>(Ellipse)</text:p>
      <text:p text:style-name="P112"/>
      <text:p text:style-name="P112"><text:tab/><text:span text:style-name="T35">Pendant son sommeil, une voix annonce à Nascien qu'il va quitter Sarras et rejoindre une nef sur la côte. Le matin, sa femme et les habitants du château ne trouvant plus Nascien décident de partir à sa recherche. Nabor, un de ses chevaliers, retrouve sa </text:span><text:soft-page-break/><text:span text:style-name="T35">trace. Au moment de le rejoindre, il découvre Nascien aux prises avec le géant Pharem qu'il tue sur le champs, délivrant ainsi son maître. Nabor ordonne alors à Nascien de rentrer au château où sa femme l'attend. Nascien n'a pas l'intention de rentrer et oblige Nabor à employer la force. Fatigué par son combat contre le géant, Nascien n'a plus l'énergie de se battre et implore le Seigneur de lui venir en aide. Alors qu'il s'apprête à le frapper, Nabor tombe foudroyé. Nascien envoie un message à sa femme Flégentine, lui demandant de venir ensevelir le géant Pharem, Nabor et le seigneur de Charabel, un homme de la côte mort pour avoir jugé en état de péché mortel.</text:span></text:p>
      <text:p text:style-name="P113"><text:tab/>Nascien trouve finalement la nef que la voix lui avait annoncée et y pénètre. Il a une vision : un homme en robe vermeil lui remet un bref détaillant son lignage. Au sortir de sa vision, Nascien réalise qu'il tient le bref entre ses mains. Il y découvre le nom des neufs descendants de son fils Célidoine et se demande pourquoi le huitième est figuré par un chien et le neuvième par un lion. Il prie le Seigneur de l'éclairer sur cette énigme.</text:p>
      <text:p text:style-name="P114"><text:tab/>C'est alors qu'une autre nef aborde celle de Nascien. Il passe de l'une à l'autre et rencontre un vieil homme endormi à côté du gouvernail. Ce cernier reproche à Nascien sa soif de connaissance m<text:span text:style-name="T97">ais</text:span> lui explique la signification du chien et du lion : Lancelot du Lac est figuré par un chien car il sera pécheur et son fils Galaad par un lion car il sera vertueux.</text:p>
      <text:p text:style-name="P112"/>
      <text:p text:style-name="P120"><text:span text:style-name="T36"><text:tab/>(</text:span>Ellipse)</text:p>
      <text:p text:style-name="P115"/>
      <text:p text:style-name="P157"><text:tab/><text:span text:style-name="T37">Nascien accoste finalement en Grande Bretagne où l'accueillent Joseph, Josephé et la compagnie des chrétiens qui ont déjà traversé la mer. Ils se rendent tous à Galafort où Nascien retrouve son fils Célidoine.</text:span></text:p>
      <text:p text:style-name="P157"><text:span text:style-name="T37"><text:tab/>Une guerre éclate entre le duc Ganor et le roi de Northumberland. Nascien fait des prodiges dans la bataille et tue le roi de Northumberland qui refuse de se rendre. La guerre terminée, Nascien, Célidoine et leurs chevaliers restent à Galafort alors que la compagnie de Josephé reprend la route. Celle-ci est faite prisonnière par le roi Crudel.</text:span></text:p>
      <text:p text:style-name="P116"><text:tab/>À l'arrivée de Mordrain en Grande Bretagne, Nascien, le duc Ganor et leurs chevaliers viennent l'accueillir et l'informer que la compagnie des chrétiens <text:span text:style-name="T98">a été capturée</text:span>. Mordrain décide <text:span text:style-name="T98">alors</text:span> de partir en guerre contre ce dernier. Dans la bataille, Nascien <text:span text:style-name="T106">continue de faire</text:span> des prodiges et délivre Mordrain, <text:span text:style-name="T98">malmené par l'ennemi</text:span>. Le <text:soft-page-break/>duc Ganor <text:span text:style-name="T98">parvient finalement à tuer</text:span> le roi Crudel et l'armée <text:span text:style-name="T98">païenne prend la fuite</text:span>. Alors que Mordrain se retire du monde pour vivre en ermite et que la compagnie de Josephé part en direction de Camaalot, Nascien reste à Galafort.</text:p>
      <text:p text:style-name="P115"/>
      <text:p text:style-name="P121"><text:tab/>(Ellipse)</text:p>
      <text:p text:style-name="P117"/>
      <text:p text:style-name="P117"><text:tab/><text:span text:style-name="T38">Nascien meurt le même jour que Flégentine et Sarracinte.</text:span></text:p>
      <text:p text:style-name="P122"/>
      <text:p text:style-name="P79"/>
      <text:p text:style-name="P81">Caractère</text:p>
      <text:p text:style-name="P79"/>
      <text:p text:style-name="P79"><text:tab/><text:span text:style-name="T39">Nascien est un personnage de premier plan qui offre un soutien fidèle et déterminant à la mission d'évangélisation des territoires d'Orient et d'Occident. C'est un chevalier d'une valeur martiale exemplaire, tant par son audace que par son adresse au combat. Mais c'est aussi un chevalier d'une grande bonté.</text:span></text:p>
      <text:p text:style-name="P79"><text:tab/><text:span text:style-name="T40">Nascien reconnaît rapidement les vertus de la religion et embrasse la vie de chrétien avec un certain zèle. La grâce divine dont il est exalté se manifeste particulièrement lors des combats où il multiplie les prodiges.</text:span></text:p>
      <text:p text:style-name="P79"/>
      <text:p text:style-name="P79"/>
      <text:p text:style-name="P80">Vertus</text:p>
      <text:p text:style-name="P83"/>
      <text:list xml:id="list7531984107128214214" text:style-name="L4">
        <text:list-item>
          <text:p text:style-name="P144">Rejoint <text:span text:style-name="T59">Mordrain</text:span> dans la guerre contre le roi <text:s/>Tholomé et se bat par amitié.</text:p>
        </text:list-item>
        <text:list-item>
          <text:p text:style-name="P144">Fait des prodiges.</text:p>
        </text:list-item>
        <text:list-item>
          <text:p text:style-name="P144"><text:span text:style-name="T42">Endure</text:span> <text:span text:style-name="T42">les</text:span> blessures.</text:p>
        </text:list-item>
        <text:list-item>
          <text:p text:style-name="P144">Tue Manartur, le frère du roi Tholomé.</text:p>
        </text:list-item>
        <text:list-item>
          <text:p text:style-name="P145">Supplie Mordrain de ne pas exécuter Nabur, <text:span text:style-name="T59">le sénéchal du roi Tholomé</text:span>.</text:p>
        </text:list-item>
        <text:list-item>
          <text:p text:style-name="P154">Gagne <text:span text:style-name="T59">la</text:span> guerre contre le roi Tholomé.</text:p>
        </text:list-item>
        <text:list-item>
          <text:p text:style-name="P145">Demande le baptême.</text:p>
        </text:list-item>
        <text:list-item>
          <text:p text:style-name="P145">Accompagne Josephé dans sa mission d'évangélisation des territoires d'Orient.</text:p>
        </text:list-item>
        <text:list-item>
          <text:p text:style-name="P146"><text:soft-page-break/><text:span text:style-name="T59">Fait l'expérience mystique du </text:span>Saint Esp<text:span text:style-name="T43">rit.</text:span></text:p>
        </text:list-item>
        <text:list-item>
          <text:p text:style-name="P146">Comprend la nature transcendante du Seigneur.</text:p>
        </text:list-item>
        <text:list-item>
          <text:p text:style-name="P146">Converse avec le Seigneur.</text:p>
        </text:list-item>
        <text:list-item>
          <text:p text:style-name="P147">Ne perd <text:span text:style-name="T59">pas</text:span> espoir.</text:p>
        </text:list-item>
        <text:list-item>
          <text:p text:style-name="P147"><text:span text:style-name="T59">A</text:span> le cœur intègre comme Job.</text:p>
        </text:list-item>
        <text:list-item>
          <text:p text:style-name="P147">Reconnaît son manque de foi <text:span text:style-name="T43">et</text:span> les fautes qu'il a commises.</text:p>
        </text:list-item>
        <text:list-item>
          <text:p text:style-name="P148"><text:span text:style-name="T59">Tue </text:span>le géant sur l'île.</text:p>
        </text:list-item>
        <text:list-item>
          <text:p text:style-name="P147">Accepte l<text:span text:style-name="T43">a pénitence.</text:span></text:p>
        </text:list-item>
        <text:list-item>
          <text:p text:style-name="P147">Reconnaît la volonté de Dieu à l'origine de <text:span text:style-name="T59">certains</text:span> événements.</text:p>
        </text:list-item>
        <text:list-item>
          <text:p text:style-name="P147">Fait édifier des sépultures en l'honneur <text:span text:style-name="T41">du seigneur de Charabel, de Nabor et du géant Pharem.</text:span></text:p>
        </text:list-item>
        <text:list-item>
          <text:p text:style-name="P148"><text:span text:style-name="T59">Tue </text:span>le roi de Northumberland.</text:p>
        </text:list-item>
        <text:list-item>
          <text:p text:style-name="P154"><text:span text:style-name="T59">Gagne la guerre contre</text:span> le roi de Northumberland.</text:p>
        </text:list-item>
        <text:list-item>
          <text:p text:style-name="P145">Fait fuir les chevaliers du roi Crudel et délivre Mordrain.</text:p>
        </text:list-item>
        <text:list-item>
          <text:p text:style-name="P154"><text:span text:style-name="T59">Gagne la guerre contre</text:span> le roi Crudel.</text:p>
        </text:list-item>
      </text:list>
      <text:p text:style-name="P86"/>
      <text:p text:style-name="P87">Faiblesses</text:p>
      <text:p text:style-name="P83"/>
      <text:list xml:id="list4281530845057256958" text:style-name="L5">
        <text:list-item>
          <text:p text:style-name="P149">Est fasciné par le Graal.</text:p>
        </text:list-item>
        <text:list-item>
          <text:p text:style-name="P149">Est aveuglé pour avoir approcher le Graal.</text:p>
        </text:list-item>
        <text:list-item>
          <text:p text:style-name="P150">Veut connaître le sens d'une de ses visions.</text:p>
        </text:list-item>
        <text:list-item>
          <text:p text:style-name="P151">Est sermonné pour son manque de foi.</text:p>
        </text:list-item>
        <text:list-item>
          <text:p text:style-name="P152">Dégaine l'épée sur la nef de Salomon.</text:p>
        </text:list-item>
        <text:list-item>
          <text:p text:style-name="P152">Est blessé à l'épaule pour avoir dégainer l'épée.</text:p>
        </text:list-item>
      </text:list>
      <text:p text:style-name="P73"/>
      <text:p text:style-name="P73"/>
      <text:p text:style-name="P73"/>
      <text:p text:style-name="P84">Mordrain</text:p>
      <text:p text:style-name="P73"><text:soft-page-break/></text:p>
      <text:p text:style-name="P73"/>
      <text:p text:style-name="P56">Chronique</text:p>
      <text:p text:style-name="P24"/>
      <text:p text:style-name="P24"><text:tab/><text:span text:style-name="T51">Le roi Évalac le Malconnu, seigneur de la cité de Sarras, est en guerre contre le roi égyptien Tholomé. Après avoir rencontrer Joseph, quelques jours avant la bataille, il a une mystérieuse vision : les trois branches d'un arbre, une compagnie d'hommes tombant dans une grande fosse et un enfant qui pénètre dans </text:span><text:span text:style-name="T52">s</text:span><text:span text:style-name="T51">a chambre malgré le dispositif de sécurité. Évalac est troublé par cette vision qu'il ne peut expliquer et désire vivement </text:span><text:span text:style-name="T53">en connaître</text:span><text:span text:style-name="T51"> la signification. À la suite d'un éloquent discours sur la Trinité et d</text:span><text:span text:style-name="T52">'un</text:span><text:span text:style-name="T51"> l'exorcisme </text:span><text:span text:style-name="T53">édifiant</text:span><text:span text:style-name="T51">, ce dernier parvient à convaincre Évalac qui promet de se convertir au christianisme </text:span><text:span text:style-name="T52">une fois</text:span><text:span text:style-name="T51"> la guerre terminée.</text:span></text:p>
      <text:p text:style-name="P16"><text:tab/><text:span text:style-name="T1">Évalac part en guerre contre Tholomé. Il est aussitôt rejoint par son beau-frère Séraphé. Après de multiples péripéties et l'intervention d'un énigmatique Chevalier Blanc qui sauve le roi au dernier moment, la guerre s'achève sur la victoire d'Évalac.</text:span></text:p>
      <text:p text:style-name="P16"><text:tab/><text:span text:style-name="T2">L'expérience de son sauvetage confirme à Évalac la puissance du Seigneur et le détermine encore plus à se convertir. Josephé baptise Évalac qui prendra le nom chrétien de Mordrain et lui explique le sens de sa vision. Elle est en fait une métaphore de la Trinité, du Christ rédempteur et de la conception virginale. Mordrain, impressionné par la portée morale de sa vision, décide de détruire une statue de bois qui lui appartenait et qui était depuis longtemps l'objet d'un grave péché d’idolâtrie.</text:span></text:p>
      <text:p text:style-name="P16"><text:tab/><text:span text:style-name="T3">Mordrain a une seconde vision : un lion lui apportant de bonnes viandes, un loup les lui dérobant, un de ses neveu, un lac, neufs fleuves, un homme descendant du ciel, se lavant les mains et les pieds dans les huit premiers fleuves et s'immergeant tout entier dans le neuvième.</text:span></text:p>
      <text:p text:style-name="P16"/>
      <text:p text:style-name="P16"><text:tab/><text:span text:style-name="T4">Alors que Mordrain et Nascien sont dans le palais de Sarras, la voix du Seigneur retentit et la terre se met à trembler. Mordrain, évanoui, est emporté sur l'île rocheuse.</text:span></text:p>
      <text:p text:style-name="P17"><text:tab/><text:span text:style-name="T5">Arrivée sur l'île, il reçoit depuis la mer les visites répétées d'un homme à bord d'une nef qui le sermonne, le rassure, l'exhorte à être patient et fidèle dans sa foi. Ces visites alternent avec celles d'une femme à bord d'une nef aux voiles noires qui tente en vain de persuader Mordrain de la suivre. Après plusieurs tentatives infructueuses, cette dernière quitte définitivement l'île.</text:span></text:p>
      <text:p text:style-name="P20"><text:soft-page-break/><text:tab/><text:span text:style-name="T107">U</text:span>n orage éclate <text:span text:style-name="T107">alors</text:span> et Mordrain tombe évanoui sur le sol. Le calme revenu, retrouvant ses esprits et affamé, il aperçoit un pain qu'il s'empresse de mettre à la bouche. Mais au même moment, un oiseau mystérieux plonge sur lui, fait tomber le pain dans la mer, le harcèle et le blesse. Au septième jour de son exil sur l'île, l'homme de la nef revient lui promettre une délivrance prochaine.</text:p>
      <text:p text:style-name="P16"><text:tab/><text:span text:style-name="T6">Après un second orage et une forte chaleur qui fait perdre encore une fois connaissance à Mordrain, une nouvelle nef accoste arborant son propre écu et celui de Nascien. Il aperçoit le sénéchal de Tholomé, capturé pendant la guerre, qui lui annonce que Nascien est mort. Pénétrant à l'intérieur de la nef, Mordrain découvre avec stupeur la dépouille de Nascien allongée sur un lit. Mordrain est abattu. La nef a déjà quitté la rive.</text:span></text:p>
      <text:p text:style-name="P16"><text:tab/><text:span text:style-name="T7">L'homme de la nef qui venait lui rendre visite sur l'île réapparaît, lui reproche son manque de foi et lui explique la signification du loup dans sa vision : c'est le diable, qui lui dérobe sans cesse sa nourriture. Un autre homme, venant de la mer en marchant sur l'eau, approche de la nef et l'asperge. Il s'agit de Salluste, l'ermite dont Josephé a fait inhumer le corps dans la cité de Sarras. Celui-ci prolonge l'explication de sa seconde vision : les bonnes paroles que le Christ lui apporte malgré les assauts du diable, les neufs descendants de son neveu Célidoine dont le dernier sera le seul à pouvoir percer les mystères du Graal.</text:span></text:p>
      <text:p text:style-name="P16"/>
      <text:p text:style-name="P16"/>
      <text:p text:style-name="P22"><text:tab/>(Ellipse)</text:p>
      <text:p text:style-name="P18"/>
      <text:p text:style-name="P18"><text:tab/>Mordrain accoste à bord de la nef sur l'île du géant où il retrouve Nascien et <text:span text:style-name="T8"><text:s/></text:span>Célidoine. Tous trois repartent sur cette même nef.</text:p>
      <text:p text:style-name="P18"/>
      <text:p text:style-name="P22"><text:tab/>(Ellipse)</text:p>
      <text:p text:style-name="P18"/>
      <text:p text:style-name="P18"><text:tab/>Mordrain, Nascien et Célidoine rencontrent <text:span text:style-name="T9">en mer</text:span> les messagers, partis à la recherche de Nascien <text:span text:style-name="T9">accompagnés de</text:span> la fille du roi Label. <text:span text:style-name="T10">Ces derniers montent à bord de la nef de Mordrain qui les conduit tous au château de Baruch. Avant d'arriver, ils sont rejoins par un homme qui approche en marchant sur l'eau comme Salluste. Il s'agit d'Hermoine, le second ermite dont Josephé a fait inhumer le corps dans la cité d'Orberique. Celui-ci leur affirme que la compagnie de Josephé traversera bientôt la mer </text:span><text:soft-page-break/><text:span text:style-name="T10">pour se rendre en Grande Bretagne. Il demande à Célidoine de monter à bord d'une nacelle qui vient d'arriver. Tous, sauf Célidoine, accostent au château de Baruch et rentrent ensuite à Sarras.</text:span></text:p>
      <text:p text:style-name="P18"/>
      <text:p text:style-name="P23"><text:tab/>(Ellipse)</text:p>
      <text:p text:style-name="P19"/>
      <text:p text:style-name="P19"><text:tab/><text:span text:style-name="T11">Resté à Sarras, Mordrain a une vision du Seigneur lui demandant de se rendre en Grande Bretagne pour le venger du roi Crudel qui tient les chrétiens prisonniers. Il traverse alors la mer avec ses chevaliers et retrouve Nascien et le duc Ganor. Dès l'arrivée de Mordrain, tous partent en guerre contre le roi Crudel.</text:span></text:p>
      <text:p text:style-name="P19"><text:tab/><text:span text:style-name="T12">Après la bataille, fasciné par le Graal que la compagnie de Josephé a rapporté d'Orient, Mordrain tente de regarder à l'intérieur. Il est tout de suite aveuglé et paralysé. Affligé par la souffrance d'une telle pénitence, il demande une dernière faveur au Seigneur : vivre assez longtemps pour rencontrer Galaad. Le Seigneur lui annonce qu'il vivra mais qu'il ne guérira pas avant la venue de ce dernier. Mordrain décide alors de se retirer du monde et d'aller vivre en ermite dans une abbaye qu'il fait construire dans la forêt.</text:span></text:p>
      <text:p text:style-name="P25"/>
      <text:p text:style-name="P25"/>
      <text:p text:style-name="P55">Caractère</text:p>
      <text:p text:style-name="P26"/>
      <text:p text:style-name="P26"><text:tab/><text:span text:style-name="T44">Le roi Mordrain est un personnage central. Son royaume est le théâtre de nombreux événements, avant que la compagnie des chrétiens ne quitte les territoires d'Orient pour gagner la Grande Bretagne. Son armée participe aux guerres contre les rois Tholomé et Crudel. Toutefois, s'il présente des caractéristiques similaires à celles de son beau-frère Nascien, il n'est pas aussi heureux dans l'aventure. Il fait figure de chevalier frustre et intrépide, dont le manque de lucidité et de foi conduit souvent à l'échec.</text:span></text:p>
      <text:p text:style-name="P26"/>
      <text:p text:style-name="P26"/>
      <text:p text:style-name="P53">Vertus</text:p>
      <text:p text:style-name="P3"/>
      <text:p text:style-name="P4"/>
      <text:list xml:id="list9183201230297645307" text:style-name="L6">
        <text:list-item>
          <text:p text:style-name="P127"><text:soft-page-break/><text:span text:style-name="T59">Gagne la guerre contre le</text:span> roi Tholomé.</text:p>
        </text:list-item>
        <text:list-item>
          <text:p text:style-name="P129"><text:span text:style-name="T59">Gagne la guerre contre le</text:span> roi Crudel.</text:p>
        </text:list-item>
        <text:list-item>
          <text:p text:style-name="P129">Décide de vivre en ermite.</text:p>
        </text:list-item>
        <text:list-item>
          <text:p text:style-name="P129">Fait construire une abbaye dans la forêt.</text:p>
        </text:list-item>
      </text:list>
      <text:p text:style-name="P5"/>
      <text:p text:style-name="P53">Faiblesses</text:p>
      <text:p text:style-name="P5"/>
      <text:p text:style-name="P4"/>
      <text:list xml:id="list6045152651047990233" text:style-name="L7">
        <text:list-item>
          <text:p text:style-name="P130"><text:span text:style-name="T58">Est sceptique et d</text:span>emande des preuves au sujet de la Trinité.</text:p>
        </text:list-item>
      </text:list>
      <text:list xml:id="list171036382412357" text:continue-list="list9183201230297645307" text:style-name="L6">
        <text:list-item>
          <text:p text:style-name="P128">Fuit avec son armée après le premier affrontement face au roi Tholomé.</text:p>
        </text:list-item>
        <text:list-item>
          <text:p text:style-name="P128">Est capturé par les chevalier<text:span text:style-name="T108">s</text:span> du roi Tholomé.</text:p>
        </text:list-item>
        <text:list-item>
          <text:p text:style-name="P128">Est délivré à deux reprises : par le Chevalier Blanc et par Nascien.</text:p>
        </text:list-item>
        <text:list-item>
          <text:p text:style-name="P129">Veut exécuter Nabur, le sénéchal du roi Tholomé.</text:p>
        </text:list-item>
        <text:list-item>
          <text:p text:style-name="P129">Veut connaître le sens de ses visions.</text:p>
        </text:list-item>
        <text:list-item>
          <text:p text:style-name="P129">Veut connaître le Chevalier Blanc.</text:p>
        </text:list-item>
        <text:list-item>
          <text:p text:style-name="P129">Brûle la statue qu'il avait adorée.</text:p>
        </text:list-item>
        <text:list-item>
          <text:p text:style-name="P129">Est sermonné pour son manque de foi.</text:p>
        </text:list-item>
        <text:list-item>
          <text:p text:style-name="P132">Se jette sur un morceau de pain et le perd.</text:p>
        </text:list-item>
        <text:list-item>
          <text:p text:style-name="P129">Est renseigné au sujet de ses visions.</text:p>
        </text:list-item>
        <text:list-item>
          <text:p text:style-name="P129">Oublie son écu au moment de partir en guerre contre le roi Crudel.</text:p>
        </text:list-item>
        <text:list-item>
          <text:p text:style-name="P129">Est blessé au cours de la guerre contre le roi Crudel.</text:p>
        </text:list-item>
      </text:list>
      <text:list xml:id="list171035638956431" text:continue-list="list6045152651047990233" text:style-name="L7">
        <text:list-item>
          <text:p text:style-name="P131">Est fasciné par le Graal.</text:p>
        </text:list-item>
        <text:list-item>
          <text:p text:style-name="P133">Est aveuglé <text:span text:style-name="T13">et paralysé </text:span>pour avoir approcher le Graal.</text:p>
        </text:list-item>
      </text:list>
      <text:p text:style-name="P6"/>
      <text:p text:style-name="P6"/>
      <text:p text:style-name="P6"/>
      <text:p text:style-name="P63">Pierre</text:p>
      <text:p text:style-name="P27"/>
      <text:p text:style-name="P27"/>
      <text:p text:style-name="P52">Chronique</text:p>
      <text:p text:style-name="P28"/>
      <text:p text:style-name="P27"><text:tab/>Pierre débarque en Grande Bretagne à la suite de Josephé <text:span text:style-name="T72">et pérégrine sur le </text:span><text:soft-page-break/><text:span text:style-name="T72">territoire avec la compagnie</text:span>. <text:span text:style-name="T73">Il reçoit l'honneur de porter le Graal à travers les rangs lors de la cérémonie qui rassasie les chrétiens vertueux au bord de l'étang.</text:span></text:p>
      <text:p text:style-name="P27"><text:tab/>Un soir que Chanaan assassine par jalousie ses douze frères, Siméon s'apprête à faire de même avec <text:span text:style-name="T75">Pierre, son cousin</text:span>. Mais au moment de le poignarder, il rate <text:span text:style-name="T75">le</text:span> cœur et le blesse <text:span text:style-name="T74">gravement</text:span> à l'épaule. Alors que les chrétiens reprennent l<text:span text:style-name="T72">eur</text:span> route, Pierre <text:span text:style-name="T74">préfère</text:span> rester avec son compagnon Pharam. <text:span text:style-name="T74">Ce dernier, malgré quelques connaissances en guérison, ne parvient pas à soigner l'épaule de Pierre qui décide finalement de partir, convaincu qu'en gagnant la mer il trouvera l'aide qu'il recherche. Sur la côte, une nef l'attend. Pierre embarque et quitte la rive.</text:span></text:p>
      <text:p text:style-name="P27"/>
      <text:p text:style-name="P27"><text:tab/><text:span text:style-name="T75">Il débarque sur l'île du roi Orcan. La fille du roi, trouvant Pierre allongé dans la nef, décide de le conduire secrètement au château de son père et promet de le guérir. Une fois isolé dans une des salles du château, la jeune fille fait libérer et amener un médecin chrétien jusqu'alors détenu. Ce dernier parvient à guérir Pierre.</text:span></text:p>
      <text:p text:style-name="P27"/>
      <text:p text:style-name="P27"><text:tab/><text:span text:style-name="T71">Suite à une trahison, le roi Orcan est accusé du meurtre du fils du roi Méréam venu lui rendre visite. Un duel est alors organisé devant le roi Luce. Pierre, qui se porte volontaire, est finalement désigné pour défendre la cause du roi Orcan face au roi Méréam. Lors du combat, Pierre tue le roi Méréam.</text:span></text:p>
      <text:p text:style-name="P27"><text:tab/><text:span text:style-name="T71">En guise de récompense, Pierre demande au roi Orcan de se convertir. Ce dernier accepte, se fait baptiser et devient Lamec. Il fait édifier une cité du nom d'Orcanie, marie sa fille à Pierre et l'investit de tout son territoire. Après que Pierre l'ait convaincu, le roi Luce aussi décide de se convertir.</text:span></text:p>
      <text:p text:style-name="P27"/>
      <text:p text:style-name="P27"/>
      <text:p text:style-name="P47">Caractère</text:p>
      <text:p text:style-name="P29"/>
      <text:p text:style-name="P29"><text:tab/><text:span text:style-name="T76">Bien qu'il ne soit pas un personnage de premier plan, Pierre favorise par son action l'évangélisation de la Grande Bretagne.</text:span></text:p>
      <text:p text:style-name="P29"><text:tab/><text:span text:style-name="T76">C'est un homme de foi qui reçoit le rare privilège de porter le Graal au milieu des chrétiens. Plus tard, souffrant d'une blessure incurable, Pierre s'en remet à Dieu pour le conduire vers la guérison. Chevalier honorable, il accepte d'être le champion du roi Orcan lors de son procès.</text:span></text:p>
      <text:p text:style-name="P29"/>
      <text:p text:style-name="P29"><text:soft-page-break/></text:p>
      <text:p text:style-name="P51">Vertus</text:p>
      <text:p text:style-name="P7"/>
      <text:list xml:id="list3274883666230777462" text:style-name="L8">
        <text:list-item>
          <text:p text:style-name="P134">Porte le Saint Graal entre ses mains.</text:p>
        </text:list-item>
        <text:list-item>
          <text:p text:style-name="P134">Se bat pour sauver le roi Orcan.</text:p>
        </text:list-item>
        <text:list-item>
          <text:p text:style-name="P134">Tue le roi Méréam.</text:p>
        </text:list-item>
        <text:list-item>
          <text:p text:style-name="P134"><text:span text:style-name="T109">Convaint le</text:span> roi Orcan de se convertir au christianisme.</text:p>
        </text:list-item>
        <text:list-item>
          <text:p text:style-name="P134">Se marie avec la fille du roi Orcan.</text:p>
        </text:list-item>
        <text:list-item>
          <text:p text:style-name="P135"><text:span text:style-name="T109">Convaint le</text:span> roi <text:span text:style-name="T109">Luce</text:span> de se convertir au christianisme.</text:p>
        </text:list-item>
      </text:list>
      <text:p text:style-name="P7"/>
      <text:p text:style-name="P7"/>
      <text:p text:style-name="P7"/>
      <text:p text:style-name="P60">Sarracinte</text:p>
      <text:p text:style-name="P30"/>
      <text:p text:style-name="P30"/>
      <text:p text:style-name="P50">Chronique</text:p>
      <text:p text:style-name="P31"/>
      <text:p text:style-name="P30"><text:tab/>Lors de la guerre <text:span text:style-name="T110">opposant Évalac</text:span> <text:span text:style-name="T110">et</text:span> Tholomé, <text:span text:style-name="T79">la reine </text:span>Sarracinte consulte Josephé au sujet de la bataille et <text:span text:style-name="T78">envoie une lettre à son mari Évalac lui recommandant de quitter la cité de Licoine que Tholomé projetait d'assiéger.</text:span></text:p>
      <text:p text:style-name="P30"/>
      <text:p text:style-name="P30"><text:tab/><text:span text:style-name="T110">Alors qu'elle demande conseil à Josephé au sujet de la guerre, Sarracinte lui raconte l'origine de sa foi et l'histoire de sa mère malade qui se rendit autrefois chez un ermite. Ce dernier parvint à la guérir et la baptisa. Pressée par sa mère, Sarracinte accepta également de recevoir le baptême.</text:span></text:p>
      <text:p text:style-name="P30"><text:tab/><text:span text:style-name="T110">Au moment de mourir, sa mère recommanda Sarracinte au Seigneur et lui remit une boîte blanche. Cette boîte avait contenu le corps du Christ sous la forme d'un pain jusqu'à sa mort. Sarracinte conserva désormais cette boîte avec le corps du Christ que lui confia l'ermite.</text:span></text:p>
      <text:p text:style-name="P30"/>
      <text:p text:style-name="P32"><text:tab/>(Ellipse)</text:p>
      <text:p text:style-name="P37"/>
      <text:p text:style-name="P37"><text:tab/>Sarracinte découvre Nascien qui avait repris connaissance après le tremblement <text:soft-page-break/>de terre <text:span text:style-name="T80">au palais de Sarras</text:span>. Ce dernier <text:span text:style-name="T110">empoignait</text:span> une main tendue vers lui et échangeait des paroles avec une voix. Elle se désespère lorsque Nascien lui apprend la disparition de Mordrain.</text:p>
      <text:p text:style-name="P37"/>
      <text:p text:style-name="P33"><text:tab/>(Ellipse)</text:p>
      <text:p text:style-name="P38"/>
      <text:p text:style-name="P38"><text:tab/>Après <text:span text:style-name="T110">la libération de Nascien</text:span> de la prison de Calafer, <text:span text:style-name="T110">et son exil</text:span> sur l'île tournoyante, Sarracinte envoie cinq messagers à la recherche de son frère.</text:p>
      <text:p text:style-name="P38"><text:tab/><text:span text:style-name="T81">Alors que Mordrain et Nascien sont exilés, Sarracinte rend visite à Flégentine, la femme de Nascien, qui est restée chez son vavasseur.</text:span></text:p>
      <text:p text:style-name="P38"/>
      <text:p text:style-name="P34"><text:tab/>(Ellipse)</text:p>
      <text:p text:style-name="P39"/>
      <text:p text:style-name="P39"><text:tab/>Sarracinte meur<text:span text:style-name="T77">t</text:span> en Grande Bretagne, le même jour que Flégentine et Nascien.</text:p>
      <text:p text:style-name="P39"/>
      <text:p text:style-name="P39"/>
      <text:p text:style-name="P47">Caractère</text:p>
      <text:p text:style-name="P31"/>
      <text:p text:style-name="P31"/>
      <text:p text:style-name="P31"><text:tab/><text:span text:style-name="T82">Sarracinte est la seule à être chrétienne depuis longtemps avant le début des événements du récit. Elle n'avoue pas sa conversion avant que Mordrain ne devienne lui-même chrétien. C'est une femme bienveillante, tout entière dévouée à son mari qu'elle conseille pendant la guerre contre le roi Tholomé. Elle l'est aussi à son frère Nascien qu'elle cherche à retrouver et à sa belle-sœur Flégentine qu'elle réconforte dans la peine.</text:span></text:p>
      <text:p text:style-name="P31"/>
      <text:p text:style-name="P31"/>
      <text:p text:style-name="P49">Vertus</text:p>
      <text:p text:style-name="P8"/>
      <text:list xml:id="list1148218258299624485" text:style-name="L9">
        <text:list-item>
          <text:p text:style-name="P136">Consulte Josephé au sujet de la guerre contre le roi Tholomé.</text:p>
        </text:list-item>
        <text:list-item>
          <text:p text:style-name="P136">Porte conseil à son mari Mordrain pendant la guerre contre le roi Tholomé.</text:p>
        </text:list-item>
        <text:list-item>
          <text:p text:style-name="P136">Est chrétienne depuis longtemps <text:span text:style-name="T82">dans le secret</text:span>.</text:p>
        </text:list-item>
        <text:list-item>
          <text:p text:style-name="P136"><text:span text:style-name="T110">Partage la douleur de Flégentine</text:span>.</text:p>
        </text:list-item>
        <text:list-item>
          <text:p text:style-name="P136"><text:soft-page-break/>Envoie cinq messagers à la recherche de son frère Nascien.</text:p>
        </text:list-item>
      </text:list>
      <text:p text:style-name="P8"/>
      <text:p text:style-name="P8"/>
      <text:p text:style-name="P8"/>
      <text:p text:style-name="P64">Flégentine</text:p>
      <text:p text:style-name="P40"/>
      <text:p text:style-name="P40"/>
      <text:p text:style-name="P48">Chronique</text:p>
      <text:p text:style-name="P41"/>
      <text:p text:style-name="P40"><text:tab/><text:span text:style-name="T83">Alors que son mari Nascien et son fils Célidoine sont emprisonnés, Flégentine décide de se rendre chez son vavasseur. Elle y reçoit la visite de Sarracinte.</text:span></text:p>
      <text:p text:style-name="P40"/>
      <text:p text:style-name="P40"><text:tab/><text:span text:style-name="T111">Alors qu'elle vient d'apprendre la libération de Nascien et Célidoine, Flégentine a une vision dans laquelle Nascien l'invite à le suivre en Occident. Elle décide alors de partir et demande à son vavasseur de l'accompagner. Ce dernier accepte à condition d'emmener avec eux son fils Elyator. Flégentine, le vavasseur et Elyator partent finalement en direction de l'Occident.</text:span></text:p>
      <text:p text:style-name="P40"/>
      <text:p text:style-name="P35"><text:tab/>(Ellipse)</text:p>
      <text:p text:style-name="P42"/>
      <text:p text:style-name="P42"><text:tab/>Flégentine se rend près de la frontière égyptienne pour ensevelir le seigneur de Charabel, Nabor et le géant Pharem, comme le lui a demandé Nascien. <text:span text:style-name="T86">Sa mission accomplie, elle s'en retourne à Lambénic pour y attendre le retour de son mari.</text:span></text:p>
      <text:p text:style-name="P42"/>
      <text:p text:style-name="P35"><text:tab/>(Ellipse)</text:p>
      <text:p text:style-name="P42"/>
      <text:p text:style-name="P42"><text:tab/>Flégentine meurt en Grande Bretagne, le même jour que Sarracinte et Nascien.</text:p>
      <text:p text:style-name="P42"/>
      <text:p text:style-name="P42"/>
      <text:p text:style-name="P47">Caractère</text:p>
      <text:p text:style-name="P41"/>
      <text:p text:style-name="P41"><text:tab/><text:span text:style-name="T85">Particulièrement affectée par la disparition de son mari et de son fils, Flégentine s'isole chez son vavasseur et se morfond de douleur. C'est une femme fidèle qui répond </text:span><text:soft-page-break/><text:span text:style-name="T85">deux fois aux appels de son mari avant de finalement de rentrer à Lambénic pour y attendre son retour.</text:span></text:p>
      <text:p text:style-name="P41"/>
      <text:p text:style-name="P41"/>
      <text:p text:style-name="P46">Vertus</text:p>
      <text:p text:style-name="P9"/>
      <text:list xml:id="list2879479066100315787" text:style-name="L10">
        <text:list-item>
          <text:p text:style-name="P137">Répond à l'appel de Nascien qui lui demande <text:span text:style-name="T87">en songe </text:span>de <text:span text:style-name="T86">le suivre</text:span> <text:span text:style-name="T86">en</text:span> l'Occident.</text:p>
        </text:list-item>
        <text:list-item>
          <text:p text:style-name="P137">Répond à l'appel de Nascien qui lui demande <text:span text:style-name="T87">par voie de messager</text:span> d'édifier trois sépultures.</text:p>
        </text:list-item>
        <text:list-item>
          <text:p text:style-name="P138">Attend le retour de Nascien à Lambénic.</text:p>
        </text:list-item>
      </text:list>
      <text:p text:style-name="P43"/>
      <text:p text:style-name="P43"/>
      <text:p text:style-name="P43"/>
      <text:p text:style-name="P61">Les messagers</text:p>
      <text:p text:style-name="P58"/>
      <text:p text:style-name="P58"/>
      <text:p text:style-name="P45">Chronique</text:p>
      <text:p text:style-name="P58"/>
      <text:p text:style-name="P58"><text:tab/><text:span text:style-name="T112">Après la disparition de Nascien, les chevaliers de Mordrain conseillent à Sarracinte d'envoyer des messagers à la recherche de son frère.</text:span></text:p>
      <text:p text:style-name="P58"/>
      <text:p text:style-name="P58"><text:tab/><text:span text:style-name="T89">Au cours de leur voyage, les messagers arrivent à Rokehan, en Égypte, et sont accueillis par un vavasseur qui les prévient du danger de s'aventurer en territoires ennemis. Pendant la nuit, le plus jeune des messagers a une vision : Joseph lui montre Nascien, Mordrain et Célidoine sur une nef. Le lendemain matin, les messagers prennent congé de leur hôte et se dirigent vers la côte. Sur le chemin, un des leurs meurt de soif et est enterré dans la cité d'Alexandrie, capitale de l'Égypte.</text:span></text:p>
      <text:p text:style-name="P58"><text:tab/><text:span text:style-name="T90">Lorsqu'ils atteignent la côte, les messagers aperçoivent une nef. Ils découvrent avec étonnement qu'elle est remplie de cadavres et que s'y cache une jeune fille. Celle-ci affirme être la fille du roi Label. Les messagers ensevelissent les corps des hommes du roi Label et érigent une grande sépulture en leur honneur. Ils acceptent finalement la compagnie de la jeune fille et embarquent sur la nef.</text:span></text:p>
      <text:p text:style-name="P58"><text:tab/><text:span text:style-name="T91">Pendant la nuit un orage éclate et la nef s'échoue avec fracas sur une île. Deux </text:span><text:soft-page-break/><text:span text:style-name="T91">des messagers disparaissent dans l'accident. Désespérés, les survivants prient le Seigneur de leur venir en aide et décident d'explorer l'île. Ils découvrent la maison, le lit et la tombe d'Hippocrate qu'ils ne connaissent que de réputation.</text:span></text:p>
      <text:p text:style-name="P58"/>
      <text:p text:style-name="P58"><text:tab/><text:span text:style-name="T91">Isolés sur l'île d'Hippocrate, les deux messagers et la fille du roi Label reçoivent les visites successives d'un homme du nom de Sage Serpent et d'une femme originaire d'Athènes, chacun à bord d'une nef. Ces deux personnages tentent tour à tour d'attirer les messagers et le jeune fille avec eux. Ces derniers s'y opposent et refusent d'abandonner leur croyance pour celle des païens. Finalement un vieil homme, accompagné d'un lion, accoste à bord d'une nacelle et leur promet qu'ils retrouveront Nascien, Mordrain et Célidoine s'il montent à bord de cette même nacelle. Le vieil homme leur cédant la place, les messagers et la fille du roi Label montent à bord et s'éloignent de la rive. En mer ils rencontrent Nascien , Mordrain et Célidoine sur leur nef.</text:span></text:p>
      <text:p text:style-name="P58"/>
      <text:p text:style-name="P36"><text:tab/>(Ellipse)</text:p>
      <text:p text:style-name="P44"/>
      <text:p text:style-name="P44"><text:tab/>À la suite de la guerre contre le roi Crudel, Célidoine et la fille du roi Label se mar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09T16:01:54.505380113</meta:creation-date>
    <meta:generator>LibreOffice/4.2.8.2$Linux_X86_64 LibreOffice_project/420m0$Build-2</meta:generator>
    <dc:date>2015-09-05T17:10:34.553261349</dc:date>
    <dc:creator>Gauthier </dc:creator>
    <meta:editing-duration>PT16H25M14S</meta:editing-duration>
    <meta:editing-cycles>76</meta:editing-cycles>
    <meta:document-statistic meta:table-count="0" meta:image-count="0" meta:object-count="0" meta:page-count="23" meta:paragraph-count="243" meta:word-count="6214" meta:character-count="36859" meta:non-whitespace-character-count="30878"/>
  </office:meta>
</office:document-meta>
</file>